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1" draw:opacity-name="Transparency_5f_1" draw:shadow="visible" draw:shadow-offset-x="0.076cm" draw:shadow-offset-y="0.076cm" draw:shadow-color="#7d7b82" draw:shadow-opacity="30%"/>
    </style:style>
    <style:style style:name="gr2" style:family="graphic" style:parent-style-name="standard">
      <style:graphic-properties draw:stroke="solid" svg:stroke-width="0.026cm" svg:stroke-color="#525056" svg:stroke-opacity="100%" draw:stroke-linejoin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1.941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gradient" draw:fill-gradient-name="Gradient_5f_2" draw:opacity-name="Transparency_5f_2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none" draw:textarea-vertical-align="middle" fo:min-height="1.941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ffffff" draw:shadow="hidden"/>
    </style:style>
    <style:style style:name="gr8" style:family="graphic" style:parent-style-name="standard">
      <style:graphic-properties draw:stroke="none" draw:fill="none" draw:textarea-vertical-align="middle" fo:min-height="0.472cm" fo:padding-top="0.141cm" fo:padding-bottom="0.141cm" fo:padding-left="0.141cm" fo:padding-right="0.141cm"/>
    </style:style>
    <style:style style:name="gr9" style:family="graphic" style:parent-style-name="standard">
      <style:graphic-properties draw:stroke="dash" draw:stroke-dash="Dash_5f_1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Dash_5f_2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solid" draw:fill-color="#f2f2f2" draw:shadow="hidden"/>
    </style:style>
    <style:style style:name="gr12" style:family="graphic" style:parent-style-name="standard">
      <style:graphic-properties draw:stroke="none" draw:fill="none" draw:textarea-vertical-align="middle" fo:min-height="0.437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075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gradient" draw:fill-gradient-name="Gradient_5f_3" draw:opacity-name="Transparency_5f_3" draw:shadow="visible" draw:shadow-offset-x="0.076cm" draw:shadow-offset-y="0.076cm" draw:shadow-color="#7d7b82" draw:shadow-opacity="30%"/>
    </style:style>
    <style:style style:name="gr15" style:family="graphic" style:parent-style-name="standard">
      <style:graphic-properties draw:stroke="none" draw:fill="gradient" draw:fill-gradient-name="Gradient_5f_4" draw:opacity-name="Transparency_5f_4" draw:shadow="visible" draw:shadow-offset-x="0.076cm" draw:shadow-offset-y="0.076cm" draw:shadow-color="#7d7b82" draw:shadow-opacity="30%"/>
    </style:style>
    <style:style style:name="gr16" style:family="graphic" style:parent-style-name="standard">
      <style:graphic-properties draw:stroke="none" draw:fill="gradient" draw:fill-gradient-name="Gradient_5f_5" draw:opacity-name="Transparency_5f_5" draw:shadow="visible" draw:shadow-offset-x="0.076cm" draw:shadow-offset-y="0.076cm" draw:shadow-color="#7d7b82" draw:shadow-opacity="30%"/>
    </style:style>
    <style:style style:name="gr17" style:family="graphic" style:parent-style-name="standard">
      <style:graphic-properties draw:stroke="none" draw:fill="none" draw:textarea-vertical-align="middle" fo:min-height="1.306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gradient" draw:fill-gradient-name="Gradient_5f_6" draw:opacity-name="Transparency_5f_6" draw:shadow="visible" draw:shadow-offset-x="0.076cm" draw:shadow-offset-y="0.076cm" draw:shadow-color="#7d7b82" draw:shadow-opacity="30%"/>
    </style:style>
    <style:style style:name="gr19" style:family="graphic" style:parent-style-name="standard">
      <style:graphic-properties draw:stroke="none" draw:fill="gradient" draw:fill-gradient-name="Gradient_5f_7" draw:opacity-name="Transparency_5f_7" draw:shadow="visible" draw:shadow-offset-x="0.076cm" draw:shadow-offset-y="0.076cm" draw:shadow-color="#7d7b82" draw:shadow-opacity="30%"/>
    </style:style>
    <style:style style:name="gr20" style:family="graphic" style:parent-style-name="standard">
      <style:graphic-properties draw:stroke="none" draw:fill="none" draw:textarea-vertical-align="middle" fo:min-height="1.411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gradient" draw:fill-gradient-name="Gradient_5f_8" draw:opacity-name="Transparency_5f_8" draw:shadow="visible" draw:shadow-offset-x="0.076cm" draw:shadow-offset-y="0.076cm" draw:shadow-color="#7d7b82" draw:shadow-opacity="30%"/>
    </style:style>
    <style:style style:name="gr22" style:family="graphic" style:parent-style-name="standard">
      <style:graphic-properties draw:stroke="none" draw:fill="none" draw:textarea-vertical-align="middle" fo:min-height="0.27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gradient" draw:fill-gradient-name="Gradient_5f_9" draw:opacity-name="Transparency_5f_9" draw:shadow="visible" draw:shadow-offset-x="0.076cm" draw:shadow-offset-y="0.076cm" draw:shadow-color="#7d7b82" draw:shadow-opacity="30%"/>
    </style:style>
    <style:style style:name="gr24" style:family="graphic" style:parent-style-name="standard">
      <style:graphic-properties draw:stroke="none" draw:fill="gradient" draw:fill-gradient-name="Gradient_5f_10" draw:opacity-name="Transparency_5f_10" draw:shadow="visible" draw:shadow-offset-x="0.076cm" draw:shadow-offset-y="0.076cm" draw:shadow-color="#7d7b82" draw:shadow-opacity="30%"/>
    </style:style>
    <style:style style:name="gr25" style:family="graphic" style:parent-style-name="standard">
      <style:graphic-properties draw:stroke="none" draw:fill="gradient" draw:fill-gradient-name="Gradient_5f_11" draw:opacity-name="Transparency_5f_11" draw:shadow="visible" draw:shadow-offset-x="0.076cm" draw:shadow-offset-y="0.076cm" draw:shadow-color="#7d7b82" draw:shadow-opacity="30%"/>
    </style:style>
    <style:style style:name="gr26" style:family="graphic" style:parent-style-name="standard">
      <style:graphic-properties draw:stroke="none" draw:fill="gradient" draw:fill-gradient-name="Gradient_5f_12" draw:opacity-name="Transparency_5f_12" draw:shadow="visible" draw:shadow-offset-x="0.076cm" draw:shadow-offset-y="0.076cm" draw:shadow-color="#7d7b82" draw:shadow-opacity="30%"/>
    </style:style>
    <style:style style:name="gr27" style:family="graphic" style:parent-style-name="standard">
      <style:graphic-properties draw:stroke="none" draw:fill="gradient" draw:fill-gradient-name="Gradient_5f_13" draw:opacity-name="Transparency_5f_13" draw:shadow="visible" draw:shadow-offset-x="0.076cm" draw:shadow-offset-y="0.076cm" draw:shadow-color="#7d7b82" draw:shadow-opacity="30%"/>
    </style:style>
    <style:style style:name="gr28" style:family="graphic" style:parent-style-name="standard">
      <style:graphic-properties draw:stroke="none" draw:fill="gradient" draw:fill-gradient-name="Gradient_5f_14" draw:opacity-name="Transparency_5f_14" draw:shadow="visible" draw:shadow-offset-x="0.076cm" draw:shadow-offset-y="0.076cm" draw:shadow-color="#7d7b82" draw:shadow-opacity="30%"/>
    </style:style>
    <style:style style:name="gr29" style:family="graphic" style:parent-style-name="standard">
      <style:graphic-properties draw:stroke="none" draw:fill="gradient" draw:fill-gradient-name="Gradient_5f_15" draw:opacity-name="Transparency_5f_15" draw:shadow="visible" draw:shadow-offset-x="0.076cm" draw:shadow-offset-y="0.076cm" draw:shadow-color="#7d7b82" draw:shadow-opacity="30%"/>
    </style:style>
    <style:style style:name="gr30" style:family="graphic" style:parent-style-name="standard">
      <style:graphic-properties draw:stroke="none" draw:fill="gradient" draw:fill-gradient-name="Gradient_5f_16" draw:opacity-name="Transparency_5f_16" draw:shadow="visible" draw:shadow-offset-x="0.076cm" draw:shadow-offset-y="0.076cm" draw:shadow-color="#7d7b82" draw:shadow-opacity="30%"/>
    </style:style>
    <style:style style:name="gr31" style:family="graphic" style:parent-style-name="standard">
      <style:graphic-properties draw:stroke="none" draw:fill="gradient" draw:fill-gradient-name="Gradient_5f_17" draw:opacity-name="Transparency_5f_17" draw:shadow="visible" draw:shadow-offset-x="0.076cm" draw:shadow-offset-y="0.076cm" draw:shadow-color="#7d7b82" draw:shadow-opacity="30%"/>
    </style:style>
    <style:style style:name="gr32" style:family="graphic" style:parent-style-name="standard">
      <style:graphic-properties draw:stroke="none" draw:fill="gradient" draw:fill-gradient-name="Gradient_5f_18" draw:opacity-name="Transparency_5f_18" draw:shadow="visible" draw:shadow-offset-x="0.076cm" draw:shadow-offset-y="0.076cm" draw:shadow-color="#7d7b82" draw:shadow-opacity="30%"/>
    </style:style>
    <style:style style:name="gr33" style:family="graphic" style:parent-style-name="standard">
      <style:graphic-properties draw:stroke="none" draw:fill="gradient" draw:fill-gradient-name="Gradient_5f_19" draw:opacity-name="Transparency_5f_19" draw:shadow="visible" draw:shadow-offset-x="0.076cm" draw:shadow-offset-y="0.076cm" draw:shadow-color="#7d7b82" draw:shadow-opacity="30%"/>
    </style:style>
    <style:style style:name="gr34" style:family="graphic" style:parent-style-name="standard">
      <style:graphic-properties draw:stroke="none" draw:fill="gradient" draw:fill-gradient-name="Gradient_5f_20" draw:opacity-name="Transparency_5f_20" draw:shadow="visible" draw:shadow-offset-x="0.076cm" draw:shadow-offset-y="0.076cm" draw:shadow-color="#7d7b82" draw:shadow-opacity="30%"/>
    </style:style>
    <style:style style:name="gr35" style:family="graphic" style:parent-style-name="standard">
      <style:graphic-properties draw:stroke="none" draw:fill="gradient" draw:fill-gradient-name="Gradient_5f_21" draw:opacity-name="Transparency_5f_21" draw:shadow="visible" draw:shadow-offset-x="0.076cm" draw:shadow-offset-y="0.076cm" draw:shadow-color="#7d7b82" draw:shadow-opacity="30%"/>
    </style:style>
    <style:style style:name="gr36" style:family="graphic" style:parent-style-name="standard">
      <style:graphic-properties draw:stroke="none" draw:fill="gradient" draw:fill-gradient-name="Gradient_5f_22" draw:opacity-name="Transparency_5f_22" draw:shadow="visible" draw:shadow-offset-x="0.076cm" draw:shadow-offset-y="0.076cm" draw:shadow-color="#7d7b82" draw:shadow-opacity="30%"/>
    </style:style>
    <style:style style:name="gr37" style:family="graphic" style:parent-style-name="standard">
      <style:graphic-properties draw:stroke="dash" draw:stroke-dash="Dash_5f_3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Dash_5f_4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39" style:family="graphic" style:parent-style-name="standard">
      <style:graphic-properties draw:stroke="none" draw:fill="gradient" draw:fill-gradient-name="Gradient_5f_23" draw:opacity-name="Transparency_5f_23" draw:shadow="visible" draw:shadow-offset-x="0.076cm" draw:shadow-offset-y="0.076cm" draw:shadow-color="#7d7b82" draw:shadow-opacity="30%"/>
    </style:style>
    <style:style style:name="gr40" style:family="graphic" style:parent-style-name="standard">
      <style:graphic-properties draw:stroke="none" draw:fill="none" draw:textarea-vertical-align="middle" fo:min-height="4.798cm" fo:padding-top="0.141cm" fo:padding-bottom="0.141cm" fo:padding-left="0.141cm" fo:padding-right="0.141cm"/>
    </style:style>
    <style:style style:name="gr41" style:family="graphic" style:parent-style-name="standard">
      <style:graphic-properties draw:stroke="none" draw:fill="gradient" draw:fill-gradient-name="Gradient_5f_24" draw:opacity-name="Transparency_5f_24" draw:shadow="visible" draw:shadow-offset-x="0.076cm" draw:shadow-offset-y="0.076cm" draw:shadow-color="#7d7b82" draw:shadow-opacity="30%"/>
    </style:style>
    <style:style style:name="gr42" style:family="graphic" style:parent-style-name="standard">
      <style:graphic-properties draw:stroke="none" draw:fill="none" draw:textarea-vertical-align="middle" fo:min-height="0.37cm" fo:padding-top="0.141cm" fo:padding-bottom="0.141cm" fo:padding-left="0.141cm" fo:padding-right="0.141cm"/>
    </style:style>
    <style:style style:name="gr43" style:family="graphic" style:parent-style-name="standard">
      <style:graphic-properties draw:stroke="none" draw:fill="gradient" draw:fill-gradient-name="Gradient_5f_25" draw:opacity-name="Transparency_5f_25" draw:shadow="visible" draw:shadow-offset-x="0.076cm" draw:shadow-offset-y="0.076cm" draw:shadow-color="#7d7b82" draw:shadow-opacity="30%"/>
    </style:style>
    <style:style style:name="gr44" style:family="graphic" style:parent-style-name="standard">
      <style:graphic-properties draw:stroke="none" draw:fill="gradient" draw:fill-gradient-name="Gradient_5f_26" draw:shadow="visible" draw:shadow-offset-x="0.076cm" draw:shadow-offset-y="0.076cm" draw:shadow-color="#7d7b82" draw:shadow-opacity="30%"/>
    </style:style>
    <style:style style:name="gr45" style:family="graphic" style:parent-style-name="standard">
      <style:graphic-properties draw:stroke="none" draw:fill="none" draw:textarea-vertical-align="middle" fo:min-height="2.576cm" fo:padding-top="0.141cm" fo:padding-bottom="0.141cm" fo:padding-left="0.141cm" fo:padding-right="0.141cm"/>
    </style:style>
    <style:style style:name="gr46" style:family="graphic" style:parent-style-name="standard">
      <style:graphic-properties draw:stroke="none" draw:fill="gradient" draw:fill-gradient-name="Gradient_5f_27" draw:shadow="visible" draw:shadow-offset-x="0.076cm" draw:shadow-offset-y="0.076cm" draw:shadow-color="#7d7b82" draw:shadow-opacity="30%"/>
    </style:style>
    <style:style style:name="gr47" style:family="graphic" style:parent-style-name="standard">
      <style:graphic-properties draw:stroke="none" draw:fill="gradient" draw:fill-gradient-name="Gradient_5f_28" draw:opacity-name="Transparency_5f_28" draw:shadow="visible" draw:shadow-offset-x="0.076cm" draw:shadow-offset-y="0.076cm" draw:shadow-color="#7d7b82" draw:shadow-opacity="30%"/>
    </style:style>
    <style:style style:name="gr48" style:family="graphic" style:parent-style-name="standard">
      <style:graphic-properties draw:stroke="none" draw:fill="gradient" draw:fill-gradient-name="Gradient_5f_29" draw:opacity-name="Transparency_5f_29" draw:shadow="visible" draw:shadow-offset-x="0.076cm" draw:shadow-offset-y="0.076cm" draw:shadow-color="#7d7b82" draw:shadow-opacity="30%"/>
    </style:style>
    <style:style style:name="gr49" style:family="graphic" style:parent-style-name="standard">
      <style:graphic-properties draw:stroke="none" draw:fill="gradient" draw:fill-gradient-name="Gradient_5f_30" draw:opacity-name="Transparency_5f_30" draw:shadow="visible" draw:shadow-offset-x="0.076cm" draw:shadow-offset-y="0.076cm" draw:shadow-color="#7d7b82" draw:shadow-opacity="30%"/>
    </style:style>
    <style:style style:name="gr50" style:family="graphic" style:parent-style-name="standard">
      <style:graphic-properties draw:stroke="none" draw:fill="gradient" draw:fill-gradient-name="Gradient_5f_31" draw:shadow="visible" draw:shadow-offset-x="0.076cm" draw:shadow-offset-y="0.076cm" draw:shadow-color="#7d7b82" draw:shadow-opacity="30%"/>
    </style:style>
    <style:style style:name="gr51" style:family="graphic" style:parent-style-name="standard">
      <style:graphic-properties draw:stroke="none" draw:fill="gradient" draw:fill-gradient-name="Gradient_5f_32" draw:shadow="visible" draw:shadow-offset-x="0.076cm" draw:shadow-offset-y="0.076cm" draw:shadow-color="#7d7b82" draw:shadow-opacity="30%"/>
    </style:style>
    <style:style style:name="gr52" style:family="graphic" style:parent-style-name="standard">
      <style:graphic-properties draw:stroke="none" draw:fill="gradient" draw:fill-gradient-name="Gradient_5f_33" draw:opacity-name="Transparency_5f_33" draw:shadow="visible" draw:shadow-offset-x="0.076cm" draw:shadow-offset-y="0.076cm" draw:shadow-color="#7d7b82" draw:shadow-opacity="30%"/>
    </style:style>
    <style:style style:name="gr53" style:family="graphic" style:parent-style-name="standard">
      <style:graphic-properties draw:stroke="none" draw:fill="none" draw:textarea-vertical-align="middle" fo:min-height="0.036cm" fo:padding-top="0.141cm" fo:padding-bottom="0.141cm" fo:padding-left="0.141cm" fo:padding-right="0.141cm"/>
    </style:style>
    <style:style style:name="gr54" style:family="graphic" style:parent-style-name="standard">
      <style:graphic-properties draw:stroke="none" draw:fill="gradient" draw:fill-gradient-name="Gradient_5f_34" draw:opacity-name="Transparency_5f_34" draw:shadow="visible" draw:shadow-offset-x="0.076cm" draw:shadow-offset-y="0.076cm" draw:shadow-color="#7d7b82" draw:shadow-opacity="30%"/>
    </style:style>
    <style:style style:name="gr55" style:family="graphic" style:parent-style-name="standard">
      <style:graphic-properties draw:stroke="none" draw:fill="gradient" draw:fill-gradient-name="Gradient_5f_35" draw:opacity-name="Transparency_5f_35" draw:shadow="visible" draw:shadow-offset-x="0.076cm" draw:shadow-offset-y="0.076cm" draw:shadow-color="#7d7b82" draw:shadow-opacity="30%"/>
    </style:style>
    <style:style style:name="gr56" style:family="graphic" style:parent-style-name="standard">
      <style:graphic-properties draw:stroke="none" draw:fill="gradient" draw:fill-gradient-name="Gradient_5f_36" draw:opacity-name="Transparency_5f_36" draw:shadow="visible" draw:shadow-offset-x="0.076cm" draw:shadow-offset-y="0.076cm" draw:shadow-color="#7d7b82" draw:shadow-opacity="30%"/>
    </style:style>
    <style:style style:name="gr57" style:family="graphic" style:parent-style-name="standard">
      <style:graphic-properties draw:stroke="none" draw:fill="gradient" draw:fill-gradient-name="Gradient_5f_37" draw:opacity-name="Transparency_5f_37" draw:shadow="visible" draw:shadow-offset-x="0.076cm" draw:shadow-offset-y="0.076cm" draw:shadow-color="#7d7b82" draw:shadow-opacity="30%"/>
    </style:style>
    <style:style style:name="gr58" style:family="graphic" style:parent-style-name="standard">
      <style:graphic-properties draw:stroke="none" draw:fill="gradient" draw:fill-gradient-name="Gradient_5f_38" draw:opacity-name="Transparency_5f_38" draw:shadow="visible" draw:shadow-offset-x="0.076cm" draw:shadow-offset-y="0.076cm" draw:shadow-color="#7d7b82" draw:shadow-opacity="30%"/>
    </style:style>
    <style:style style:name="gr59" style:family="graphic" style:parent-style-name="standard">
      <style:graphic-properties draw:stroke="none" draw:fill="gradient" draw:fill-gradient-name="Gradient_5f_39" draw:opacity-name="Transparency_5f_39" draw:shadow="visible" draw:shadow-offset-x="0.076cm" draw:shadow-offset-y="0.076cm" draw:shadow-color="#7d7b82" draw:shadow-opacity="30%"/>
    </style:style>
    <style:style style:name="gr60" style:family="graphic" style:parent-style-name="standard">
      <style:graphic-properties draw:stroke="none" draw:fill="gradient" draw:fill-gradient-name="Gradient_5f_40" draw:opacity-name="Transparency_5f_40" draw:shadow="visible" draw:shadow-offset-x="0.076cm" draw:shadow-offset-y="0.076cm" draw:shadow-color="#7d7b82" draw:shadow-opacity="30%"/>
    </style:style>
    <style:style style:name="gr61" style:family="graphic" style:parent-style-name="standard">
      <style:graphic-properties draw:stroke="none" draw:fill="gradient" draw:fill-gradient-name="Gradient_5f_41" draw:opacity-name="Transparency_5f_41" draw:shadow="visible" draw:shadow-offset-x="0.076cm" draw:shadow-offset-y="0.076cm" draw:shadow-color="#7d7b82" draw:shadow-opacity="30%"/>
    </style:style>
    <style:style style:name="gr62" style:family="graphic" style:parent-style-name="standard">
      <style:graphic-properties draw:stroke="none" draw:fill="none" draw:textarea-vertical-align="middle" fo:min-height="0.194cm" fo:padding-top="0.141cm" fo:padding-bottom="0.141cm" fo:padding-left="0.141cm" fo:padding-right="0.141cm"/>
    </style:style>
    <style:style style:name="gr63" style:family="graphic" style:parent-style-name="standard">
      <style:graphic-properties draw:stroke="none" draw:fill="gradient" draw:fill-gradient-name="Gradient_5f_42" draw:opacity-name="Transparency_5f_42" draw:shadow="visible" draw:shadow-offset-x="0.076cm" draw:shadow-offset-y="0.076cm" draw:shadow-color="#7d7b82" draw:shadow-opacity="30%"/>
    </style:style>
    <style:style style:name="gr64" style:family="graphic" style:parent-style-name="standard">
      <style:graphic-properties draw:stroke="none" draw:fill="gradient" draw:fill-gradient-name="Gradient_5f_43" draw:opacity-name="Transparency_5f_43" draw:shadow="visible" draw:shadow-offset-x="0.076cm" draw:shadow-offset-y="0.076cm" draw:shadow-color="#7d7b82" draw:shadow-opacity="30%"/>
    </style:style>
    <style:style style:name="gr65" style:family="graphic" style:parent-style-name="standard">
      <style:graphic-properties draw:stroke="none" draw:fill="gradient" draw:fill-gradient-name="Gradient_5f_44" draw:opacity-name="Transparency_5f_44" draw:shadow="visible" draw:shadow-offset-x="0.076cm" draw:shadow-offset-y="0.076cm" draw:shadow-color="#7d7b82" draw:shadow-opacity="30%"/>
    </style:style>
    <style:style style:name="gr66" style:family="graphic" style:parent-style-name="standard">
      <style:graphic-properties draw:stroke="none" draw:fill="gradient" draw:fill-gradient-name="Gradient_5f_45" draw:opacity-name="Transparency_5f_45" draw:shadow="visible" draw:shadow-offset-x="0.076cm" draw:shadow-offset-y="0.076cm" draw:shadow-color="#7d7b82" draw:shadow-opacity="30%"/>
    </style:style>
    <style:style style:name="gr67" style:family="graphic" style:parent-style-name="standard">
      <style:graphic-properties draw:stroke="none" draw:fill="none" draw:textarea-vertical-align="middle" fo:min-height="1.107cm" fo:padding-top="0.141cm" fo:padding-bottom="0.141cm" fo:padding-left="0.141cm" fo:padding-right="0.141cm"/>
    </style:style>
    <style:style style:name="gr68" style:family="graphic" style:parent-style-name="standard">
      <style:graphic-properties draw:stroke="none" draw:fill="gradient" draw:fill-gradient-name="Gradient_5f_46" draw:opacity-name="Transparency_5f_46" draw:shadow="visible" draw:shadow-offset-x="0.076cm" draw:shadow-offset-y="0.076cm" draw:shadow-color="#7d7b82" draw:shadow-opacity="30%"/>
    </style:style>
    <style:style style:name="gr69" style:family="graphic" style:parent-style-name="standard">
      <style:graphic-properties draw:stroke="none" draw:fill="none" draw:textarea-vertical-align="middle" fo:min-height="1.782cm" fo:padding-top="0.141cm" fo:padding-bottom="0.141cm" fo:padding-left="0.141cm" fo:padding-right="0.141cm"/>
    </style:style>
    <style:style style:name="gr70" style:family="graphic" style:parent-style-name="standard">
      <style:graphic-properties draw:stroke="none" draw:fill="gradient" draw:fill-gradient-name="Gradient_5f_47" draw:opacity-name="Transparency_5f_47" draw:shadow="hidden"/>
    </style:style>
    <style:style style:name="gr71" style:family="graphic" style:parent-style-name="standard">
      <style:graphic-properties draw:stroke="none" draw:fill="none" draw:textarea-vertical-align="middle" fo:min-height="1.782cm" fo:padding-top="0.141cm" fo:padding-bottom="0.141cm" fo:padding-left="0.141cm" fo:padding-right="0.141cm"/>
    </style:style>
    <style:style style:name="gr72" style:family="graphic" style:parent-style-name="standard">
      <style:graphic-properties draw:stroke="dash" draw:stroke-dash="Dash_5f_5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73" style:family="graphic" style:parent-style-name="standard">
      <style:graphic-properties draw:stroke="dash" draw:stroke-dash="Dash_5f_6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74" style:family="graphic" style:parent-style-name="standard">
      <style:graphic-properties draw:stroke="none" draw:fill="gradient" draw:fill-gradient-name="Gradient_5f_48" draw:opacity-name="Transparency_5f_48" draw:shadow="visible" draw:shadow-offset-x="0.076cm" draw:shadow-offset-y="0.076cm" draw:shadow-color="#7d7b82" draw:shadow-opacity="30%"/>
    </style:style>
    <style:style style:name="gr75" style:family="graphic" style:parent-style-name="standard">
      <style:graphic-properties draw:stroke="none" draw:fill="none" draw:textarea-vertical-align="middle" fo:min-height="1.861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ffffff" style:font-name="Corbel1" fo:font-size="9pt" style:font-name-asian="Corbel1" style:font-size-asian="9pt" style:font-name-complex="Corbel1" style:font-size-complex="9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font-name="Corbel1" fo:font-size="14pt" style:font-name-asian="Corbel1" style:font-size-asian="14pt" style:font-name-complex="Corbel1" style:font-size-complex="14pt"/>
    </style:style>
    <style:style style:name="T4" style:family="text">
      <style:text-properties fo:color="#000000" style:font-name="Corbel1" fo:font-size="12pt" style:font-name-asian="Corbel1" style:font-size-asian="12pt" style:font-name-complex="Corbel1" style:font-size-complex="12pt"/>
    </style:style>
    <style:style style:name="T5" style:family="text">
      <style:text-properties fo:color="#ffffff" style:font-name="Corbel1" fo:font-size="12pt" style:font-name-asian="Corbel1" style:font-size-asian="12pt" style:font-name-complex="Corbel1" style:font-size-complex="12pt"/>
    </style:style>
    <style:style style:name="T6" style:family="text">
      <style:text-properties fo:color="#ffffff" style:font-name="Corbel1" fo:font-size="14pt" style:font-name-asian="Corbel1" style:font-size-asian="14pt" style:font-name-complex="Corbel1" style:font-size-complex="14pt"/>
    </style:style>
    <style:style style:name="T7" style:family="text">
      <style:text-properties fo:color="#ffffff" style:font-name="Corbel1" fo:font-size="10pt" style:font-name-asian="Corbel1" style:font-size-asian="10pt" style:font-name-complex="Corbel1" style:font-size-complex="10pt"/>
    </style:style>
    <style:style style:name="T8" style:family="text">
      <style:text-properties fo:color="#000000" style:font-name="Corbel1" fo:font-size="8pt" style:font-name-asian="Corbel1" style:font-size-asian="8pt" style:font-name-complex="Corbel1" style:font-size-complex="8pt"/>
    </style:style>
    <style:style style:name="T9" style:family="text">
      <style:text-properties fo:color="#000000" style:font-name="Corbel1" fo:font-size="10pt" style:font-name-asian="Corbel1" style:font-size-asian="10pt" style:font-name-complex="Corbe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g>
            <draw:polygon draw:style-name="gr1" draw:layer="layout" svg:width="2.223cm" svg:height="2.54cm" svg:x="9.208cm" svg:y="5.741cm" svg:viewBox="0 0 2224 2541" draw:points="1667,2541 1667,555 2224,555 1112,0 0,555 555,555 555,2541">
              <text:p/>
            </draw:polygon>
            <draw:polyline draw:style-name="gr2" draw:layer="layout" svg:width="2.223cm" svg:height="2.54cm" svg:x="9.208cm" svg:y="5.741cm" svg:viewBox="0 0 2224 2541" draw:points="1667,2541 1667,555 2224,555 1112,0 0,555 555,555 555,2541">
              <text:p/>
            </draw:polyline>
          </draw:g>
          <draw:frame draw:style-name="gr3" draw:layer="layout" svg:width="2.461cm" svg:height="2.223cm" draw:transform="rotate (1.5707963267949) translate (9.208cm 8.202cm)">
            <draw:text-box>
              <text:p/>
            </draw:text-box>
          </draw:frame>
        </draw:g>
        <draw:g>
          <draw:polyline draw:style-name="gr2" draw:layer="layout" svg:width="2.223cm" svg:height="2.461cm" svg:x="9.208cm" svg:y="5.741cm" svg:viewBox="0 0 2224 2462" draw:points="1667,2462 1667,555 2224,555 1112,0 0,555 555,555 555,2462 555,2462">
            <text:p/>
          </draw:polyline>
          <draw:frame draw:style-name="gr3" draw:layer="layout" svg:width="2.461cm" svg:height="2.223cm" draw:transform="rotate (1.5707963267949) translate (9.208cm 8.202cm)">
            <draw:text-box>
              <text:p/>
            </draw:text-box>
          </draw:frame>
        </draw:g>
        <draw:g>
          <draw:polygon draw:style-name="gr4" draw:layer="layout" svg:width="1.058cm" svg:height="0.053cm" svg:x="9.79cm" svg:y="8.202cm" svg:viewBox="0 0 1059 54" draw:points="1059,54 1059,0 0,0 0,54">
            <text:p/>
          </draw:polygon>
          <draw:polygon draw:style-name="gr5" draw:layer="layout" svg:width="1.058cm" svg:height="0.053cm" svg:x="9.79cm" svg:y="8.202cm" svg:viewBox="0 0 1059 54" draw:points="1059,54 1059,0 0,0 0,54">
            <text:p/>
          </draw:polygon>
        </draw:g>
        <draw:frame draw:style-name="gr6" draw:layer="layout" svg:width="2.461cm" svg:height="2.223cm" draw:transform="rotate (1.5707963267949) translate (9.208cm 8.202cm)">
          <draw:text-box>
            <text:p text:style-name="P1"><text:span text:style-name="T1">Resource  Offers</text:span></text:p>
          </draw:text-box>
        </draw:frame>
        <draw:g>
          <draw:g>
            <draw:polygon draw:style-name="gr7" draw:layer="layout" svg:width="14.446cm" svg:height="6.032cm" svg:x="0.873cm" svg:y="10.922cm" svg:viewBox="0 0 14447 6033" draw:points="0,6033 14447,6033 14447,0 0,0">
              <text:p/>
            </draw:polygon>
            <draw:polygon draw:style-name="gr2" draw:layer="layout" svg:width="14.446cm" svg:height="6.032cm" svg:x="0.873cm" svg:y="10.922cm" svg:viewBox="0 0 14447 6033" draw:points="0,6033 14447,6033 14447,0 0,0">
              <text:p/>
            </draw:polygon>
          </draw:g>
          <draw:frame draw:style-name="gr8" draw:layer="layout" svg:width="12.641cm" svg:height="0.779cm" svg:x="1.776cm" svg:y="10.533cm">
            <draw:text-box>
              <text:p text:style-name="P2"><text:span text:style-name="T2">Managed Nodes</text:span></text:p>
            </draw:text-box>
          </draw:frame>
        </draw:g>
        <draw:line draw:style-name="gr9" draw:layer="layout" svg:x1="11.583cm" svg:y1="13.996cm" svg:x2="15.224cm" svg:y2="23.533cm">
          <text:p/>
        </draw:line>
        <draw:line draw:style-name="gr10" draw:layer="layout" svg:x1="4.593cm" svg:y1="13.976cm" svg:x2="0.975cm" svg:y2="23.539cm">
          <text:p/>
        </draw:line>
        <draw:g>
          <draw:g>
            <draw:polygon draw:style-name="gr11" draw:layer="layout" svg:width="14.446cm" svg:height="5.753cm" svg:x="0.873cm" svg:y="17.869cm" svg:viewBox="0 0 14447 5754" draw:points="0,5754 14447,5754 14447,0 0,0">
              <text:p/>
            </draw:polygon>
            <draw:polygon draw:style-name="gr2" draw:layer="layout" svg:width="14.446cm" svg:height="5.753cm" svg:x="0.873cm" svg:y="17.869cm" svg:viewBox="0 0 14447 5754" draw:points="0,5754 14447,5754 14447,0 0,0">
              <text:p/>
            </draw:polygon>
          </draw:g>
          <draw:frame draw:style-name="gr12" draw:layer="layout" svg:width="12.641cm" svg:height="0.779cm" svg:x="1.776cm" svg:y="17.479cm">
            <draw:text-box>
              <text:p text:style-name="P2"><text:span text:style-name="T2">Allocation</text:span></text:p>
            </draw:text-box>
          </draw:frame>
        </draw:g>
        <draw:g>
          <draw:g>
            <draw:polygon draw:style-name="gr11" draw:layer="layout" svg:width="7.144cm" svg:height="2.858cm" svg:x="4.524cm" svg:y="11.24cm" svg:viewBox="0 0 7145 2859" draw:points="0,2859 7145,2859 7145,0 0,0">
              <text:p/>
            </draw:polygon>
            <draw:polygon draw:style-name="gr2" draw:layer="layout" svg:width="7.144cm" svg:height="2.858cm" svg:x="4.524cm" svg:y="11.24cm" svg:viewBox="0 0 7145 2859" draw:points="0,2859 7145,2859 7145,0 0,0">
              <text:p/>
            </draw:polygon>
          </draw:g>
          <draw:frame draw:style-name="gr13" draw:layer="layout" svg:width="6.251cm" svg:height="0.779cm" svg:x="4.971cm" svg:y="10.85cm">
            <draw:text-box>
              <text:p text:style-name="P2"><text:span text:style-name="T2">Allocation</text:span></text:p>
            </draw:text-box>
          </draw:frame>
        </draw:g>
        <draw:g>
          <draw:g>
            <draw:polygon draw:style-name="gr14" draw:layer="layout" svg:width="3.016cm" svg:height="2.194cm" svg:x="1.349cm" svg:y="11.557cm" svg:viewBox="0 0 3017 2195" draw:points="0,2195 3017,2195 3017,0 0,0">
              <text:p/>
            </draw:polygon>
            <draw:polygon draw:style-name="gr2" draw:layer="layout" svg:width="3.016cm" svg:height="2.194cm" svg:x="1.349cm" svg:y="11.557cm" svg:viewBox="0 0 3017 2195" draw:points="0,2195 3017,2195 3017,0 0,0">
              <text:p/>
            </draw:polygon>
          </draw:g>
        </draw:g>
        <draw:g>
          <draw:g>
            <draw:polygon draw:style-name="gr15" draw:layer="layout" svg:width="12.7cm" svg:height="2.223cm" svg:x="1.667cm" svg:y="3.519cm" svg:viewBox="0 0 12701 2224" draw:points="0,2224 12701,2224 12701,0 0,0">
              <text:p/>
            </draw:polygon>
            <draw:polygon draw:style-name="gr2" draw:layer="layout" svg:width="12.7cm" svg:height="2.223cm" svg:x="1.667cm" svg:y="3.519cm" svg:viewBox="0 0 12701 2224" draw:points="0,2224 12701,2224 12701,0 0,0">
              <text:p/>
            </draw:polygon>
          </draw:g>
          <draw:frame draw:style-name="gr6" draw:layer="layout" svg:width="12.7cm" svg:height="2.223cm" svg:x="1.667cm" svg:y="3.519cm">
            <draw:text-box>
              <text:p text:style-name="P2"><text:span text:style-name="T3">Resource Manager</text:span></text:p>
            </draw:text-box>
          </draw:frame>
        </draw:g>
        <draw:g>
          <draw:g>
            <draw:polygon draw:style-name="gr16" draw:layer="layout" svg:width="2.858cm" svg:height="2.858cm" svg:x="4.128cm" svg:y="0.661cm" svg:viewBox="0 0 2859 2859" draw:points="1112,1588 1112,2542 794,2542 1429,2859 2064,2542 1747,2542 1747,1588 2859,1588 2859,0 0,0 0,1588">
              <text:p/>
            </draw:polygon>
            <draw:polygon draw:style-name="gr2" draw:layer="layout" svg:width="2.858cm" svg:height="2.858cm" svg:x="4.128cm" svg:y="0.661cm" svg:viewBox="0 0 2859 2859" draw:points="1112,1588 1112,2542 794,2542 1429,2859 2064,2542 1747,2542 1747,1588 2859,1588 2859,0 0,0 0,1588">
              <text:p/>
            </draw:polygon>
          </draw:g>
          <draw:frame draw:style-name="gr17" draw:layer="layout" svg:width="2.858cm" svg:height="1.588cm" svg:x="4.128cm" svg:y="0.661cm">
            <draw:text-box>
              <text:p text:style-name="P1"><text:span text:style-name="T4">Legacy </text:span><text:span text:style-name="T4"><text:line-break/></text:span><text:span text:style-name="T4">Queue</text:span></text:p>
            </draw:text-box>
          </draw:frame>
        </draw:g>
        <draw:g>
          <draw:g>
            <draw:polygon draw:style-name="gr18" draw:layer="layout" svg:width="2.858cm" svg:height="2.858cm" svg:x="9.446cm" svg:y="0.661cm" svg:viewBox="0 0 2859 2859" draw:points="1112,1588 1112,2542 794,2542 1429,2859 2064,2542 1747,2542 1747,1588 2859,1588 2859,0 0,0 0,1588">
              <text:p/>
            </draw:polygon>
            <draw:polygon draw:style-name="gr2" draw:layer="layout" svg:width="2.858cm" svg:height="2.858cm" svg:x="9.446cm" svg:y="0.661cm" svg:viewBox="0 0 2859 2859" draw:points="1112,1588 1112,2542 794,2542 1429,2859 2064,2542 1747,2542 1747,1588 2859,1588 2859,0 0,0 0,1588">
              <text:p/>
            </draw:polygon>
          </draw:g>
          <draw:frame draw:style-name="gr17" draw:layer="layout" svg:width="2.858cm" svg:height="1.588cm" svg:x="9.446cm" svg:y="0.661cm">
            <draw:text-box>
              <text:p text:style-name="P1"><text:span text:style-name="T5">Invasive </text:span><text:span text:style-name="T5"><text:line-break/></text:span><text:span text:style-name="T5">Queue</text:span></text:p>
            </draw:text-box>
          </draw:frame>
        </draw:g>
        <draw:g>
          <draw:g>
            <draw:polygon draw:style-name="gr19" draw:layer="layout" svg:width="5.503cm" svg:height="1.693cm" svg:x="8.546cm" svg:y="3.784cm" svg:viewBox="0 0 5504 1694" draw:points="0,1694 5504,1694 5504,0 0,0">
              <text:p/>
            </draw:polygon>
            <draw:polygon draw:style-name="gr2" draw:layer="layout" svg:width="5.503cm" svg:height="1.693cm" svg:x="8.546cm" svg:y="3.784cm" svg:viewBox="0 0 5504 1694" draw:points="0,1694 5504,1694 5504,0 0,0">
              <text:p/>
            </draw:polygon>
          </draw:g>
          <draw:frame draw:style-name="gr20" draw:layer="layout" svg:width="5.503cm" svg:height="1.693cm" svg:x="8.546cm" svg:y="3.784cm">
            <draw:text-box>
              <text:p text:style-name="P1"><text:span text:style-name="T6">iScheduler</text:span></text:p>
            </draw:text-box>
          </draw:frame>
        </draw:g>
        <draw:g>
          <draw:g>
            <draw:polygon draw:style-name="gr21" draw:layer="layout" svg:width="2.381cm" svg:height="0.556cm" svg:x="1.667cm" svg:y="11.795cm" svg:viewBox="0 0 2382 557" draw:points="0,557 2382,557 2382,0 0,0">
              <text:p/>
            </draw:polygon>
            <draw:polygon draw:style-name="gr2" draw:layer="layout" svg:width="2.381cm" svg:height="0.556cm" svg:x="1.667cm" svg:y="11.795cm" svg:viewBox="0 0 2382 557" draw:points="0,557 2382,557 2382,0 0,0">
              <text:p/>
            </draw:polygon>
          </draw:g>
          <draw:frame draw:style-name="gr22" draw:layer="layout" svg:width="2.381cm" svg:height="0.698cm" svg:x="1.667cm" svg:y="11.724cm">
            <draw:text-box>
              <text:p text:style-name="P1"><text:span text:style-name="T7">Daemon</text:span></text:p>
            </draw:text-box>
          </draw:frame>
        </draw:g>
        <draw:g>
          <draw:g>
            <draw:polygon draw:style-name="gr23" draw:layer="layout" svg:width="3.016cm" svg:height="2.194cm" svg:x="4.842cm" svg:y="11.586cm" svg:viewBox="0 0 3017 2195" draw:points="0,2195 3017,2195 3017,0 0,0">
              <text:p/>
            </draw:polygon>
            <draw:polygon draw:style-name="gr2" draw:layer="layout" svg:width="3.016cm" svg:height="2.194cm" svg:x="4.842cm" svg:y="11.586cm" svg:viewBox="0 0 3017 2195" draw:points="0,2195 3017,2195 3017,0 0,0">
              <text:p/>
            </draw:polygon>
          </draw:g>
        </draw:g>
        <draw:g>
          <draw:g>
            <draw:polygon draw:style-name="gr24" draw:layer="layout" svg:width="2.381cm" svg:height="0.556cm" svg:x="5.159cm" svg:y="11.824cm" svg:viewBox="0 0 2382 557" draw:points="0,557 2382,557 2382,0 0,0">
              <text:p/>
            </draw:polygon>
            <draw:polygon draw:style-name="gr2" draw:layer="layout" svg:width="2.381cm" svg:height="0.556cm" svg:x="5.159cm" svg:y="11.824cm" svg:viewBox="0 0 2382 557" draw:points="0,557 2382,557 2382,0 0,0">
              <text:p/>
            </draw:polygon>
          </draw:g>
          <draw:frame draw:style-name="gr22" draw:layer="layout" svg:width="2.381cm" svg:height="0.698cm" svg:x="5.159cm" svg:y="11.753cm">
            <draw:text-box>
              <text:p text:style-name="P1"><text:span text:style-name="T7">Daemon</text:span></text:p>
            </draw:text-box>
          </draw:frame>
        </draw:g>
        <draw:g>
          <draw:g>
            <draw:polygon draw:style-name="gr25" draw:layer="layout" svg:width="3.016cm" svg:height="2.194cm" svg:x="8.334cm" svg:y="11.557cm" svg:viewBox="0 0 3017 2195" draw:points="0,2195 3017,2195 3017,0 0,0">
              <text:p/>
            </draw:polygon>
            <draw:polygon draw:style-name="gr2" draw:layer="layout" svg:width="3.016cm" svg:height="2.194cm" svg:x="8.334cm" svg:y="11.557cm" svg:viewBox="0 0 3017 2195" draw:points="0,2195 3017,2195 3017,0 0,0">
              <text:p/>
            </draw:polygon>
          </draw:g>
        </draw:g>
        <draw:g>
          <draw:g>
            <draw:polygon draw:style-name="gr26" draw:layer="layout" svg:width="2.381cm" svg:height="0.556cm" svg:x="8.652cm" svg:y="11.795cm" svg:viewBox="0 0 2382 557" draw:points="0,557 2382,557 2382,0 0,0">
              <text:p/>
            </draw:polygon>
            <draw:polygon draw:style-name="gr2" draw:layer="layout" svg:width="2.381cm" svg:height="0.556cm" svg:x="8.652cm" svg:y="11.795cm" svg:viewBox="0 0 2382 557" draw:points="0,557 2382,557 2382,0 0,0">
              <text:p/>
            </draw:polygon>
          </draw:g>
          <draw:frame draw:style-name="gr22" draw:layer="layout" svg:width="2.381cm" svg:height="0.698cm" svg:x="8.652cm" svg:y="11.724cm">
            <draw:text-box>
              <text:p text:style-name="P1"><text:span text:style-name="T7">Daemon</text:span></text:p>
            </draw:text-box>
          </draw:frame>
        </draw:g>
        <draw:g>
          <draw:g>
            <draw:polygon draw:style-name="gr27" draw:layer="layout" svg:width="3.016cm" svg:height="2.194cm" svg:x="11.827cm" svg:y="11.586cm" svg:viewBox="0 0 3017 2195" draw:points="0,2195 3017,2195 3017,0 0,0">
              <text:p/>
            </draw:polygon>
            <draw:polygon draw:style-name="gr2" draw:layer="layout" svg:width="3.016cm" svg:height="2.194cm" svg:x="11.827cm" svg:y="11.586cm" svg:viewBox="0 0 3017 2195" draw:points="0,2195 3017,2195 3017,0 0,0">
              <text:p/>
            </draw:polygon>
          </draw:g>
        </draw:g>
        <draw:g>
          <draw:g>
            <draw:polygon draw:style-name="gr28" draw:layer="layout" svg:width="2.381cm" svg:height="0.556cm" svg:x="12.144cm" svg:y="11.824cm" svg:viewBox="0 0 2382 557" draw:points="0,557 2382,557 2382,0 0,0">
              <text:p/>
            </draw:polygon>
            <draw:polygon draw:style-name="gr2" draw:layer="layout" svg:width="2.381cm" svg:height="0.556cm" svg:x="12.144cm" svg:y="11.824cm" svg:viewBox="0 0 2382 557" draw:points="0,557 2382,557 2382,0 0,0">
              <text:p/>
            </draw:polygon>
          </draw:g>
          <draw:frame draw:style-name="gr22" draw:layer="layout" svg:width="2.381cm" svg:height="0.698cm" svg:x="12.144cm" svg:y="11.753cm">
            <draw:text-box>
              <text:p text:style-name="P1"><text:span text:style-name="T7"><text:s/></text:span><text:span text:style-name="T7">Daemon</text:span></text:p>
            </draw:text-box>
          </draw:frame>
        </draw:g>
        <draw:g>
          <draw:g>
            <draw:polygon draw:style-name="gr29" draw:layer="layout" svg:width="3.016cm" svg:height="2.194cm" svg:x="1.349cm" svg:y="14.256cm" svg:viewBox="0 0 3017 2195" draw:points="0,2195 3017,2195 3017,0 0,0">
              <text:p/>
            </draw:polygon>
            <draw:polygon draw:style-name="gr2" draw:layer="layout" svg:width="3.016cm" svg:height="2.194cm" svg:x="1.349cm" svg:y="14.256cm" svg:viewBox="0 0 3017 2195" draw:points="0,2195 3017,2195 3017,0 0,0">
              <text:p/>
            </draw:polygon>
          </draw:g>
        </draw:g>
        <draw:g>
          <draw:g>
            <draw:polygon draw:style-name="gr30" draw:layer="layout" svg:width="2.381cm" svg:height="0.556cm" svg:x="1.667cm" svg:y="14.494cm" svg:viewBox="0 0 2382 557" draw:points="0,557 2382,557 2382,0 0,0">
              <text:p/>
            </draw:polygon>
            <draw:polygon draw:style-name="gr2" draw:layer="layout" svg:width="2.381cm" svg:height="0.556cm" svg:x="1.667cm" svg:y="14.494cm" svg:viewBox="0 0 2382 557" draw:points="0,557 2382,557 2382,0 0,0">
              <text:p/>
            </draw:polygon>
          </draw:g>
          <draw:frame draw:style-name="gr22" draw:layer="layout" svg:width="2.381cm" svg:height="0.698cm" svg:x="1.667cm" svg:y="14.423cm">
            <draw:text-box>
              <text:p text:style-name="P1"><text:span text:style-name="T7">Daemon</text:span></text:p>
            </draw:text-box>
          </draw:frame>
        </draw:g>
        <draw:g>
          <draw:g>
            <draw:polygon draw:style-name="gr31" draw:layer="layout" svg:width="3.016cm" svg:height="2.194cm" svg:x="4.842cm" svg:y="14.285cm" svg:viewBox="0 0 3017 2195" draw:points="0,2195 3017,2195 3017,0 0,0">
              <text:p/>
            </draw:polygon>
            <draw:polygon draw:style-name="gr2" draw:layer="layout" svg:width="3.016cm" svg:height="2.194cm" svg:x="4.842cm" svg:y="14.285cm" svg:viewBox="0 0 3017 2195" draw:points="0,2195 3017,2195 3017,0 0,0">
              <text:p/>
            </draw:polygon>
          </draw:g>
        </draw:g>
        <draw:g>
          <draw:g>
            <draw:polygon draw:style-name="gr32" draw:layer="layout" svg:width="2.381cm" svg:height="0.556cm" svg:x="5.159cm" svg:y="14.523cm" svg:viewBox="0 0 2382 557" draw:points="0,557 2382,557 2382,0 0,0">
              <text:p/>
            </draw:polygon>
            <draw:polygon draw:style-name="gr2" draw:layer="layout" svg:width="2.381cm" svg:height="0.556cm" svg:x="5.159cm" svg:y="14.523cm" svg:viewBox="0 0 2382 557" draw:points="0,557 2382,557 2382,0 0,0">
              <text:p/>
            </draw:polygon>
          </draw:g>
          <draw:frame draw:style-name="gr22" draw:layer="layout" svg:width="2.381cm" svg:height="0.698cm" svg:x="5.159cm" svg:y="14.452cm">
            <draw:text-box>
              <text:p text:style-name="P1"><text:span text:style-name="T7">Daemon</text:span></text:p>
            </draw:text-box>
          </draw:frame>
        </draw:g>
        <draw:g>
          <draw:g>
            <draw:polygon draw:style-name="gr33" draw:layer="layout" svg:width="3.016cm" svg:height="2.194cm" svg:x="8.334cm" svg:y="14.256cm" svg:viewBox="0 0 3017 2195" draw:points="0,2195 3017,2195 3017,0 0,0">
              <text:p/>
            </draw:polygon>
            <draw:polygon draw:style-name="gr2" draw:layer="layout" svg:width="3.016cm" svg:height="2.194cm" svg:x="8.334cm" svg:y="14.256cm" svg:viewBox="0 0 3017 2195" draw:points="0,2195 3017,2195 3017,0 0,0">
              <text:p/>
            </draw:polygon>
          </draw:g>
        </draw:g>
        <draw:g>
          <draw:g>
            <draw:polygon draw:style-name="gr34" draw:layer="layout" svg:width="2.381cm" svg:height="0.556cm" svg:x="8.652cm" svg:y="14.494cm" svg:viewBox="0 0 2382 557" draw:points="0,557 2382,557 2382,0 0,0">
              <text:p/>
            </draw:polygon>
            <draw:polygon draw:style-name="gr2" draw:layer="layout" svg:width="2.381cm" svg:height="0.556cm" svg:x="8.652cm" svg:y="14.494cm" svg:viewBox="0 0 2382 557" draw:points="0,557 2382,557 2382,0 0,0">
              <text:p/>
            </draw:polygon>
          </draw:g>
          <draw:frame draw:style-name="gr22" draw:layer="layout" svg:width="2.381cm" svg:height="0.698cm" svg:x="8.652cm" svg:y="14.423cm">
            <draw:text-box>
              <text:p text:style-name="P1"><text:span text:style-name="T7">Daemon</text:span></text:p>
            </draw:text-box>
          </draw:frame>
        </draw:g>
        <draw:g>
          <draw:g>
            <draw:polygon draw:style-name="gr35" draw:layer="layout" svg:width="3.016cm" svg:height="2.194cm" svg:x="11.827cm" svg:y="14.285cm" svg:viewBox="0 0 3017 2195" draw:points="0,2195 3017,2195 3017,0 0,0">
              <text:p/>
            </draw:polygon>
            <draw:polygon draw:style-name="gr2" draw:layer="layout" svg:width="3.016cm" svg:height="2.194cm" svg:x="11.827cm" svg:y="14.285cm" svg:viewBox="0 0 3017 2195" draw:points="0,2195 3017,2195 3017,0 0,0">
              <text:p/>
            </draw:polygon>
          </draw:g>
        </draw:g>
        <draw:g>
          <draw:g>
            <draw:polygon draw:style-name="gr36" draw:layer="layout" svg:width="2.381cm" svg:height="0.556cm" svg:x="12.144cm" svg:y="14.523cm" svg:viewBox="0 0 2382 557" draw:points="0,557 2382,557 2382,0 0,0">
              <text:p/>
            </draw:polygon>
            <draw:polygon draw:style-name="gr2" draw:layer="layout" svg:width="2.381cm" svg:height="0.556cm" svg:x="12.144cm" svg:y="14.523cm" svg:viewBox="0 0 2382 557" draw:points="0,557 2382,557 2382,0 0,0">
              <text:p/>
            </draw:polygon>
          </draw:g>
          <draw:frame draw:style-name="gr22" draw:layer="layout" svg:width="2.381cm" svg:height="0.698cm" svg:x="12.144cm" svg:y="14.452cm">
            <draw:text-box>
              <text:p text:style-name="P1"><text:span text:style-name="T7">Daemon</text:span></text:p>
            </draw:text-box>
          </draw:frame>
        </draw:g>
        <draw:line draw:style-name="gr37" draw:layer="layout" svg:x1="4.537cm" svg:y1="11.473cm" svg:x2="1.012cm" svg:y2="17.928cm">
          <text:p/>
        </draw:line>
        <draw:line draw:style-name="gr38" draw:layer="layout" svg:x1="11.615cm" svg:y1="11.381cm" svg:x2="15.166cm" svg:y2="17.922cm">
          <text:p/>
        </draw:line>
        <draw:g>
          <draw:g>
            <draw:polygon draw:style-name="gr39" draw:layer="layout" svg:width="6.668cm" svg:height="5.08cm" svg:x="1.191cm" svg:y="18.225cm" svg:viewBox="0 0 6669 5081" draw:points="0,5081 6669,5081 6669,0 0,0">
              <text:p/>
            </draw:polygon>
            <draw:polygon draw:style-name="gr2" draw:layer="layout" svg:width="6.668cm" svg:height="5.08cm" svg:x="1.191cm" svg:y="18.225cm" svg:viewBox="0 0 6669 5081" draw:points="0,5081 6669,5081 6669,0 0,0">
              <text:p/>
            </draw:polygon>
          </draw:g>
          <draw:frame draw:style-name="gr40" draw:layer="layout" svg:width="6.668cm" svg:height="5.08cm" svg:x="1.191cm" svg:y="18.225cm">
            <draw:text-box>
              <text:p text:style-name="P1"><text:span text:style-name="T8">text</text:span></text:p>
            </draw:text-box>
          </draw:frame>
        </draw:g>
        <draw:g>
          <draw:g>
            <draw:polygon draw:style-name="gr41" draw:layer="layout" svg:width="6.066cm" svg:height="0.652cm" svg:x="1.491cm" svg:y="18.525cm" svg:viewBox="0 0 6067 653" draw:points="0,653 6067,653 6067,0 0,0">
              <text:p/>
            </draw:polygon>
            <draw:polygon draw:style-name="gr2" draw:layer="layout" svg:width="6.066cm" svg:height="0.652cm" svg:x="1.491cm" svg:y="18.525cm" svg:viewBox="0 0 6067 653" draw:points="0,653 6067,653 6067,0 0,0">
              <text:p/>
            </draw:polygon>
          </draw:g>
          <draw:frame draw:style-name="gr42" draw:layer="layout" svg:width="6.066cm" svg:height="0.698cm" svg:x="1.491cm" svg:y="18.502cm">
            <draw:text-box>
              <text:p text:style-name="P1"><text:span text:style-name="T7">Daemon</text:span></text:p>
            </draw:text-box>
          </draw:frame>
        </draw:g>
        <draw:g>
          <draw:g>
            <draw:polygon draw:style-name="gr43" draw:layer="layout" svg:width="6.066cm" svg:height="0.652cm" svg:x="1.491cm" svg:y="19.177cm" svg:viewBox="0 0 6067 653" draw:points="0,653 6067,653 6067,0 0,0">
              <text:p/>
            </draw:polygon>
            <draw:polygon draw:style-name="gr2" draw:layer="layout" svg:width="6.066cm" svg:height="0.652cm" svg:x="1.491cm" svg:y="19.177cm" svg:viewBox="0 0 6067 653" draw:points="0,653 6067,653 6067,0 0,0">
              <text:p/>
            </draw:polygon>
          </draw:g>
          <draw:frame draw:style-name="gr42" draw:layer="layout" svg:width="6.066cm" svg:height="0.698cm" svg:x="1.491cm" svg:y="19.154cm">
            <draw:text-box>
              <text:p text:style-name="P1"><text:span text:style-name="T9">Step Daemon</text:span></text:p>
            </draw:text-box>
          </draw:frame>
        </draw:g>
        <draw:g>
          <draw:g>
            <draw:polygon draw:style-name="gr44" draw:layer="layout" svg:width="2.858cm" svg:height="2.858cm" svg:x="1.525cm" svg:y="20.13cm" svg:viewBox="0 0 2859 2859" draw:points="0,2859 2859,2859 2859,0 0,0">
              <text:p/>
            </draw:polygon>
            <draw:polygon draw:style-name="gr2" draw:layer="layout" svg:width="2.858cm" svg:height="2.858cm" svg:x="1.525cm" svg:y="20.13cm" svg:viewBox="0 0 2859 2859" draw:points="0,2859 2859,2859 2859,0 0,0">
              <text:p/>
            </draw:polygon>
          </draw:g>
          <draw:frame draw:style-name="gr45" draw:layer="layout" svg:width="2.858cm" svg:height="2.858cm" svg:x="1.525cm" svg:y="20.13cm">
            <draw:text-box>
              <text:p text:style-name="P1"><text:span text:style-name="T3">Rank 0</text:span></text:p>
            </draw:text-box>
          </draw:frame>
        </draw:g>
        <draw:g>
          <draw:g>
            <draw:polygon draw:style-name="gr46" draw:layer="layout" svg:width="2.858cm" svg:height="2.858cm" svg:x="4.683cm" svg:y="20.13cm" svg:viewBox="0 0 2859 2859" draw:points="0,2859 2859,2859 2859,0 0,0">
              <text:p/>
            </draw:polygon>
            <draw:polygon draw:style-name="gr2" draw:layer="layout" svg:width="2.858cm" svg:height="2.858cm" svg:x="4.683cm" svg:y="20.13cm" svg:viewBox="0 0 2859 2859" draw:points="0,2859 2859,2859 2859,0 0,0">
              <text:p/>
            </draw:polygon>
          </draw:g>
          <draw:frame draw:style-name="gr45" draw:layer="layout" svg:width="2.858cm" svg:height="2.858cm" svg:x="4.683cm" svg:y="20.13cm">
            <draw:text-box>
              <text:p text:style-name="P1"><text:span text:style-name="T3">Rank 1</text:span></text:p>
            </draw:text-box>
          </draw:frame>
        </draw:g>
        <draw:g>
          <draw:g>
            <draw:polygon draw:style-name="gr47" draw:layer="layout" svg:width="6.668cm" svg:height="5.08cm" svg:x="8.334cm" svg:y="18.225cm" svg:viewBox="0 0 6669 5081" draw:points="0,5081 6669,5081 6669,0 0,0">
              <text:p/>
            </draw:polygon>
            <draw:polygon draw:style-name="gr2" draw:layer="layout" svg:width="6.668cm" svg:height="5.08cm" svg:x="8.334cm" svg:y="18.225cm" svg:viewBox="0 0 6669 5081" draw:points="0,5081 6669,5081 6669,0 0,0">
              <text:p/>
            </draw:polygon>
          </draw:g>
          <draw:frame draw:style-name="gr40" draw:layer="layout" svg:width="6.668cm" svg:height="5.08cm" svg:x="8.334cm" svg:y="18.225cm">
            <draw:text-box>
              <text:p text:style-name="P1"><text:span text:style-name="T8">text</text:span></text:p>
            </draw:text-box>
          </draw:frame>
        </draw:g>
        <draw:g>
          <draw:g>
            <draw:polygon draw:style-name="gr48" draw:layer="layout" svg:width="6.066cm" svg:height="0.652cm" svg:x="8.635cm" svg:y="18.525cm" svg:viewBox="0 0 6067 653" draw:points="0,653 6067,653 6067,0 0,0">
              <text:p/>
            </draw:polygon>
            <draw:polygon draw:style-name="gr2" draw:layer="layout" svg:width="6.066cm" svg:height="0.652cm" svg:x="8.635cm" svg:y="18.525cm" svg:viewBox="0 0 6067 653" draw:points="0,653 6067,653 6067,0 0,0">
              <text:p/>
            </draw:polygon>
          </draw:g>
          <draw:frame draw:style-name="gr42" draw:layer="layout" svg:width="6.066cm" svg:height="0.698cm" svg:x="8.635cm" svg:y="18.502cm">
            <draw:text-box>
              <text:p text:style-name="P1"><text:span text:style-name="T7">Daemon</text:span></text:p>
            </draw:text-box>
          </draw:frame>
        </draw:g>
        <draw:g>
          <draw:g>
            <draw:polygon draw:style-name="gr49" draw:layer="layout" svg:width="6.066cm" svg:height="0.652cm" svg:x="8.635cm" svg:y="19.169cm" svg:viewBox="0 0 6067 653" draw:points="0,653 6067,653 6067,0 0,0">
              <text:p/>
            </draw:polygon>
            <draw:polygon draw:style-name="gr2" draw:layer="layout" svg:width="6.066cm" svg:height="0.652cm" svg:x="8.635cm" svg:y="19.169cm" svg:viewBox="0 0 6067 653" draw:points="0,653 6067,653 6067,0 0,0">
              <text:p/>
            </draw:polygon>
          </draw:g>
          <draw:frame draw:style-name="gr42" draw:layer="layout" svg:width="6.066cm" svg:height="0.698cm" svg:x="8.635cm" svg:y="19.146cm">
            <draw:text-box>
              <text:p text:style-name="P1"><text:span text:style-name="T9">Step Daemon</text:span></text:p>
            </draw:text-box>
          </draw:frame>
        </draw:g>
        <draw:g>
          <draw:g>
            <draw:polygon draw:style-name="gr50" draw:layer="layout" svg:width="2.858cm" svg:height="2.858cm" svg:x="8.669cm" svg:y="20.13cm" svg:viewBox="0 0 2859 2859" draw:points="0,2859 2859,2859 2859,0 0,0">
              <text:p/>
            </draw:polygon>
            <draw:polygon draw:style-name="gr2" draw:layer="layout" svg:width="2.858cm" svg:height="2.858cm" svg:x="8.669cm" svg:y="20.13cm" svg:viewBox="0 0 2859 2859" draw:points="0,2859 2859,2859 2859,0 0,0">
              <text:p/>
            </draw:polygon>
          </draw:g>
          <draw:frame draw:style-name="gr45" draw:layer="layout" svg:width="2.858cm" svg:height="2.858cm" svg:x="8.669cm" svg:y="20.13cm">
            <draw:text-box>
              <text:p text:style-name="P1"><text:span text:style-name="T3">Rank 2</text:span></text:p>
            </draw:text-box>
          </draw:frame>
        </draw:g>
        <draw:g>
          <draw:g>
            <draw:polygon draw:style-name="gr51" draw:layer="layout" svg:width="2.858cm" svg:height="2.858cm" svg:x="11.827cm" svg:y="20.13cm" svg:viewBox="0 0 2859 2859" draw:points="0,2859 2859,2859 2859,0 0,0">
              <text:p/>
            </draw:polygon>
            <draw:polygon draw:style-name="gr2" draw:layer="layout" svg:width="2.858cm" svg:height="2.858cm" svg:x="11.827cm" svg:y="20.13cm" svg:viewBox="0 0 2859 2859" draw:points="0,2859 2859,2859 2859,0 0,0">
              <text:p/>
            </draw:polygon>
          </draw:g>
          <draw:frame draw:style-name="gr45" draw:layer="layout" svg:width="2.858cm" svg:height="2.858cm" svg:x="11.827cm" svg:y="20.13cm">
            <draw:text-box>
              <text:p text:style-name="P1"><text:span text:style-name="T3">Rank 3</text:span></text:p>
            </draw:text-box>
          </draw:frame>
        </draw:g>
        <draw:g>
          <draw:g>
            <draw:polygon draw:style-name="gr52" draw:layer="layout" svg:width="1.877cm" svg:height="0.318cm" svg:x="1.984cm" svg:y="20.328cm" svg:viewBox="0 0 1878 319" draw:points="0,319 1878,319 1878,0 0,0">
              <text:p/>
            </draw:polygon>
            <draw:polygon draw:style-name="gr2" draw:layer="layout" svg:width="1.877cm" svg:height="0.318cm" svg:x="1.984cm" svg:y="20.328cm" svg:viewBox="0 0 1878 319" draw:points="0,319 1878,319 1878,0 0,0">
              <text:p/>
            </draw:polygon>
          </draw:g>
          <draw:frame draw:style-name="gr53" draw:layer="layout" svg:width="1.877cm" svg:height="0.698cm" svg:x="1.984cm" svg:y="20.138cm">
            <draw:text-box>
              <text:p text:style-name="P1"><text:span text:style-name="T9">PMI</text:span></text:p>
            </draw:text-box>
          </draw:frame>
        </draw:g>
        <draw:g>
          <draw:g>
            <draw:polygon draw:style-name="gr54" draw:layer="layout" svg:width="1.877cm" svg:height="0.318cm" svg:x="5.173cm" svg:y="20.368cm" svg:viewBox="0 0 1878 319" draw:points="0,319 1878,319 1878,0 0,0">
              <text:p/>
            </draw:polygon>
            <draw:polygon draw:style-name="gr2" draw:layer="layout" svg:width="1.877cm" svg:height="0.318cm" svg:x="5.173cm" svg:y="20.368cm" svg:viewBox="0 0 1878 319" draw:points="0,319 1878,319 1878,0 0,0">
              <text:p/>
            </draw:polygon>
          </draw:g>
          <draw:frame draw:style-name="gr53" draw:layer="layout" svg:width="1.877cm" svg:height="0.698cm" svg:x="5.173cm" svg:y="20.178cm">
            <draw:text-box>
              <text:p text:style-name="P1"><text:span text:style-name="T9">PMI</text:span></text:p>
            </draw:text-box>
          </draw:frame>
        </draw:g>
        <draw:g>
          <draw:g>
            <draw:polygon draw:style-name="gr55" draw:layer="layout" svg:width="1.877cm" svg:height="0.318cm" svg:x="9.159cm" svg:y="20.368cm" svg:viewBox="0 0 1878 319" draw:points="0,319 1878,319 1878,0 0,0">
              <text:p/>
            </draw:polygon>
            <draw:polygon draw:style-name="gr2" draw:layer="layout" svg:width="1.877cm" svg:height="0.318cm" svg:x="9.159cm" svg:y="20.368cm" svg:viewBox="0 0 1878 319" draw:points="0,319 1878,319 1878,0 0,0">
              <text:p/>
            </draw:polygon>
          </draw:g>
          <draw:frame draw:style-name="gr53" draw:layer="layout" svg:width="1.877cm" svg:height="0.698cm" svg:x="9.159cm" svg:y="20.178cm">
            <draw:text-box>
              <text:p text:style-name="P1"><text:span text:style-name="T9">PMI</text:span></text:p>
            </draw:text-box>
          </draw:frame>
        </draw:g>
        <draw:g>
          <draw:g>
            <draw:polygon draw:style-name="gr56" draw:layer="layout" svg:width="1.877cm" svg:height="0.318cm" svg:x="12.317cm" svg:y="20.368cm" svg:viewBox="0 0 1878 319" draw:points="0,319 1878,319 1878,0 0,0">
              <text:p/>
            </draw:polygon>
            <draw:polygon draw:style-name="gr2" draw:layer="layout" svg:width="1.877cm" svg:height="0.318cm" svg:x="12.317cm" svg:y="20.368cm" svg:viewBox="0 0 1878 319" draw:points="0,319 1878,319 1878,0 0,0">
              <text:p/>
            </draw:polygon>
          </draw:g>
          <draw:frame draw:style-name="gr53" draw:layer="layout" svg:width="1.877cm" svg:height="0.698cm" svg:x="12.317cm" svg:y="20.178cm">
            <draw:text-box>
              <text:p text:style-name="P1"><text:span text:style-name="T9">PMI</text:span></text:p>
            </draw:text-box>
          </draw:frame>
        </draw:g>
        <draw:g>
          <draw:polygon draw:style-name="gr57" draw:layer="layout" svg:width="0.339cm" svg:height="0.499cm" svg:x="2.757cm" svg:y="19.829cm" svg:viewBox="0 0 340 500" draw:points="83,415 0,414 166,500 336,419 251,417 257,84 340,85 174,0 4,81 89,82">
            <text:p/>
          </draw:polygon>
          <draw:polygon draw:style-name="gr2" draw:layer="layout" svg:width="0.339cm" svg:height="0.499cm" svg:x="2.757cm" svg:y="19.829cm" svg:viewBox="0 0 340 500" draw:points="83,415 0,414 166,500 336,419 251,417 257,84 340,85 174,0 4,81 89,82">
            <text:p/>
          </draw:polygon>
        </draw:g>
        <draw:g>
          <draw:polygon draw:style-name="gr58" draw:layer="layout" svg:width="0.339cm" svg:height="0.539cm" svg:x="5.939cm" svg:y="19.829cm" svg:viewBox="0 0 340 540" draw:points="89,458 4,459 173,540 340,455 257,456 251,82 336,81 167,0 0,85 83,84">
            <text:p/>
          </draw:polygon>
          <draw:polygon draw:style-name="gr2" draw:layer="layout" svg:width="0.339cm" svg:height="0.539cm" svg:x="5.939cm" svg:y="19.829cm" svg:viewBox="0 0 340 540" draw:points="89,458 4,459 173,540 340,455 257,456 251,82 336,81 167,0 0,85 83,84">
            <text:p/>
          </draw:polygon>
        </draw:g>
        <draw:g>
          <draw:polygon draw:style-name="gr59" draw:layer="layout" svg:width="0.337cm" svg:height="0.547cm" svg:x="9.927cm" svg:y="19.82cm" svg:viewBox="0 0 338 548" draw:points="86,465 2,465 170,548 338,463 254,464 251,82 336,82 167,0 0,84 83,84">
            <text:p/>
          </draw:polygon>
          <draw:polygon draw:style-name="gr2" draw:layer="layout" svg:width="0.337cm" svg:height="0.547cm" svg:x="9.927cm" svg:y="19.82cm" svg:viewBox="0 0 338 548" draw:points="86,465 2,465 170,548 338,463 254,464 251,82 336,82 167,0 0,84 83,84">
            <text:p/>
          </draw:polygon>
        </draw:g>
        <draw:g>
          <draw:polygon draw:style-name="gr60" draw:layer="layout" svg:width="0.339cm" svg:height="0.547cm" svg:x="13.083cm" svg:y="19.82cm" svg:viewBox="0 0 340 548" draw:points="89,465 4,466 173,548 340,462 257,463 251,82 336,81 167,0 0,85 83,84">
            <text:p/>
          </draw:polygon>
          <draw:polygon draw:style-name="gr2" draw:layer="layout" svg:width="0.339cm" svg:height="0.547cm" svg:x="13.083cm" svg:y="19.82cm" svg:viewBox="0 0 340 548" draw:points="89,465 4,466 173,548 340,462 257,463 251,82 336,81 167,0 0,85 83,84">
            <text:p/>
          </draw:polygon>
        </draw:g>
        <draw:g>
          <draw:g>
            <draw:polygon draw:style-name="gr61" draw:layer="layout" svg:width="2.54cm" svg:height="0.476cm" svg:x="1.667cm" svg:y="22.352cm" svg:viewBox="0 0 2541 477" draw:points="0,477 2541,477 2541,0 0,0">
              <text:p/>
            </draw:polygon>
            <draw:polygon draw:style-name="gr2" draw:layer="layout" svg:width="2.54cm" svg:height="0.476cm" svg:x="1.667cm" svg:y="22.352cm" svg:viewBox="0 0 2541 477" draw:points="0,477 2541,477 2541,0 0,0">
              <text:p/>
            </draw:polygon>
          </draw:g>
          <draw:frame draw:style-name="gr62" draw:layer="layout" svg:width="2.54cm" svg:height="0.698cm" svg:x="1.667cm" svg:y="22.241cm">
            <draw:text-box>
              <text:p text:style-name="P1"><text:span text:style-name="T9">MPI</text:span></text:p>
            </draw:text-box>
          </draw:frame>
        </draw:g>
        <draw:g>
          <draw:g>
            <draw:polygon draw:style-name="gr63" draw:layer="layout" svg:width="2.54cm" svg:height="0.476cm" svg:x="4.842cm" svg:y="22.352cm" svg:viewBox="0 0 2541 477" draw:points="0,477 2541,477 2541,0 0,0">
              <text:p/>
            </draw:polygon>
            <draw:polygon draw:style-name="gr2" draw:layer="layout" svg:width="2.54cm" svg:height="0.476cm" svg:x="4.842cm" svg:y="22.352cm" svg:viewBox="0 0 2541 477" draw:points="0,477 2541,477 2541,0 0,0">
              <text:p/>
            </draw:polygon>
          </draw:g>
          <draw:frame draw:style-name="gr62" draw:layer="layout" svg:width="2.54cm" svg:height="0.698cm" svg:x="4.842cm" svg:y="22.241cm">
            <draw:text-box>
              <text:p text:style-name="P1"><text:span text:style-name="T9">MPI</text:span></text:p>
            </draw:text-box>
          </draw:frame>
        </draw:g>
        <draw:g>
          <draw:g>
            <draw:polygon draw:style-name="gr64" draw:layer="layout" svg:width="2.54cm" svg:height="0.476cm" svg:x="8.81cm" svg:y="22.352cm" svg:viewBox="0 0 2541 477" draw:points="0,477 2541,477 2541,0 0,0">
              <text:p/>
            </draw:polygon>
            <draw:polygon draw:style-name="gr2" draw:layer="layout" svg:width="2.54cm" svg:height="0.476cm" svg:x="8.81cm" svg:y="22.352cm" svg:viewBox="0 0 2541 477" draw:points="0,477 2541,477 2541,0 0,0">
              <text:p/>
            </draw:polygon>
          </draw:g>
          <draw:frame draw:style-name="gr62" draw:layer="layout" svg:width="2.54cm" svg:height="0.698cm" svg:x="8.81cm" svg:y="22.241cm">
            <draw:text-box>
              <text:p text:style-name="P1"><text:span text:style-name="T9">MPI</text:span></text:p>
            </draw:text-box>
          </draw:frame>
        </draw:g>
        <draw:g>
          <draw:g>
            <draw:polygon draw:style-name="gr65" draw:layer="layout" svg:width="2.54cm" svg:height="0.476cm" svg:x="11.985cm" svg:y="22.352cm" svg:viewBox="0 0 2541 477" draw:points="0,477 2541,477 2541,0 0,0">
              <text:p/>
            </draw:polygon>
            <draw:polygon draw:style-name="gr2" draw:layer="layout" svg:width="2.54cm" svg:height="0.476cm" svg:x="11.985cm" svg:y="22.352cm" svg:viewBox="0 0 2541 477" draw:points="0,477 2541,477 2541,0 0,0">
              <text:p/>
            </draw:polygon>
          </draw:g>
          <draw:frame draw:style-name="gr62" draw:layer="layout" svg:width="2.54cm" svg:height="0.698cm" svg:x="11.985cm" svg:y="22.241cm">
            <draw:text-box>
              <text:p text:style-name="P1"><text:span text:style-name="T9">MPI</text:span></text:p>
            </draw:text-box>
          </draw:frame>
        </draw:g>
        <draw:g>
          <draw:g>
            <draw:polygon draw:style-name="gr66" draw:layer="layout" svg:width="12.7cm" svg:height="1.389cm" svg:x="1.68cm" svg:y="8.202cm" svg:viewBox="0 0 12701 1390" draw:points="0,1390 12701,1390 12701,0 0,0">
              <text:p/>
            </draw:polygon>
            <draw:polygon draw:style-name="gr2" draw:layer="layout" svg:width="12.7cm" svg:height="1.389cm" svg:x="1.68cm" svg:y="8.202cm" svg:viewBox="0 0 12701 1390" draw:points="0,1390 12701,1390 12701,0 0,0">
              <text:p/>
            </draw:polygon>
          </draw:g>
          <draw:frame draw:style-name="gr67" draw:layer="layout" svg:width="12.7cm" svg:height="1.389cm" svg:x="1.68cm" svg:y="8.202cm">
            <draw:text-box>
              <text:p text:style-name="P1"><text:span text:style-name="T3">iDRScheduler</text:span></text:p>
            </draw:text-box>
          </draw:frame>
        </draw:g>
        <draw:g>
          <draw:g>
            <draw:polygon draw:style-name="gr68" draw:layer="layout" svg:width="2.064cm" svg:height="2.461cm" svg:x="11.668cm" svg:y="5.741cm" svg:viewBox="0 0 2065 2462" draw:points="515,0 515,1946 0,1946 1032,2462 2065,1946 1548,1946 1548,0">
              <text:p/>
            </draw:polygon>
            <draw:polyline draw:style-name="gr2" draw:layer="layout" svg:width="2.064cm" svg:height="2.461cm" svg:x="11.668cm" svg:y="5.741cm" svg:viewBox="0 0 2065 2462" draw:points="515,0 515,1946 0,1946 1032,2462 2065,1946 1548,1946 1548,0">
              <text:p/>
            </draw:polyline>
          </draw:g>
          <draw:frame draw:style-name="gr69" draw:layer="layout" svg:width="2.381cm" svg:height="2.064cm" draw:transform="rotate (1.5707963267949) translate (11.668cm 8.202cm)">
            <draw:text-box>
              <text:p/>
            </draw:text-box>
          </draw:frame>
        </draw:g>
        <draw:g>
          <draw:polyline draw:style-name="gr2" draw:layer="layout" svg:width="2.064cm" svg:height="2.381cm" svg:x="11.668cm" svg:y="5.821cm" svg:viewBox="0 0 2065 2382" draw:points="515,0 515,1866 0,1866 1032,2382 2065,1866 1548,1866 1548,0 1548,0">
            <text:p/>
          </draw:polyline>
          <draw:frame draw:style-name="gr69" draw:layer="layout" svg:width="2.381cm" svg:height="2.064cm" draw:transform="rotate (1.5707963267949) translate (11.668cm 8.202cm)">
            <draw:text-box>
              <text:p/>
            </draw:text-box>
          </draw:frame>
        </draw:g>
        <draw:g>
          <draw:polygon draw:style-name="gr70" draw:layer="layout" svg:width="0.979cm" svg:height="0.053cm" svg:x="12.211cm" svg:y="5.768cm" svg:viewBox="0 0 980 54" draw:points="0,0 0,54 980,54 980,0">
            <text:p/>
          </draw:polygon>
          <draw:polygon draw:style-name="gr2" draw:layer="layout" svg:width="0.979cm" svg:height="0.053cm" svg:x="12.211cm" svg:y="5.768cm" svg:viewBox="0 0 980 54" draw:points="0,0 0,54 980,54 980,0">
            <text:p/>
          </draw:polygon>
        </draw:g>
        <draw:frame draw:style-name="gr71" draw:layer="layout" svg:width="2.381cm" svg:height="2.064cm" draw:transform="rotate (-1.5707963267949) translate (13.732cm 5.821cm)">
          <draw:text-box>
            <text:p text:style-name="P1"><text:span text:style-name="T1">Invasive Queue Forwarding</text:span></text:p>
          </draw:text-box>
        </draw:frame>
        <draw:line draw:style-name="gr72" draw:layer="layout" svg:x1="1.787cm" svg:y1="9.552cm" svg:x2="0.932cm" svg:y2="11.057cm">
          <text:p/>
        </draw:line>
        <draw:line draw:style-name="gr73" draw:layer="layout" svg:x1="14.337cm" svg:y1="9.491cm" svg:x2="15.291cm" svg:y2="11.107cm">
          <text:p/>
        </draw:line>
        <draw:g>
          <draw:g>
            <draw:polygon draw:style-name="gr74" draw:layer="layout" svg:width="2.143cm" svg:height="2.508cm" svg:x="5.477cm" svg:y="5.741cm" svg:viewBox="0 0 2144 2509" draw:points="535,1973 0,1973 1071,2509 2144,1973 1608,1973 1608,535 2144,535 1071,0 0,535 535,535">
              <text:p/>
            </draw:polygon>
            <draw:polygon draw:style-name="gr2" draw:layer="layout" svg:width="2.143cm" svg:height="2.508cm" svg:x="5.477cm" svg:y="5.741cm" svg:viewBox="0 0 2144 2509" draw:points="535,1973 0,1973 1071,2509 2144,1973 1608,1973 1608,535 2144,535 1071,0 0,535 535,535">
              <text:p/>
            </draw:polygon>
          </draw:g>
          <draw:frame draw:style-name="gr75" draw:layer="layout" svg:width="2.508cm" svg:height="2.143cm" draw:transform="rotate (1.5707963267949) translate (5.477cm 8.25cm)">
            <draw:text-box>
              <text:p text:style-name="P1"><text:span text:style-name="T8">Information &amp; Contro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" draw:display-name="Gradient_1" draw:style="radial" draw:cx="100%" draw:cy="100%" draw:start-color="#724e4e" draw:end-color="#000000" draw:start-intensity="100%" draw:end-intensity="100%" draw:border="0%"/>
    <draw:gradient draw:name="Gradient_5f_10" draw:display-name="Gradient_10" draw:style="rectangular" draw:cx="50%" draw:cy="50%" draw:start-color="#724e4e" draw:end-color="#000000" draw:start-intensity="100%" draw:end-intensity="100%" draw:angle="0" draw:border="0%"/>
    <draw:gradient draw:name="Gradient_5f_11" draw:display-name="Gradient_11" draw:style="radial" draw:cx="100%" draw:cy="100%" draw:start-color="#74b7cd" draw:end-color="#8ec5d7" draw:start-intensity="100%" draw:end-intensity="100%" draw:border="0%"/>
    <draw:gradient draw:name="Gradient_5f_12" draw:display-name="Gradient_12" draw:style="rectangular" draw:cx="50%" draw:cy="50%" draw:start-color="#724e4e" draw:end-color="#000000" draw:start-intensity="100%" draw:end-intensity="100%" draw:angle="0" draw:border="0%"/>
    <draw:gradient draw:name="Gradient_5f_13" draw:display-name="Gradient_13" draw:style="radial" draw:cx="100%" draw:cy="100%" draw:start-color="#74b7cd" draw:end-color="#8ec5d7" draw:start-intensity="100%" draw:end-intensity="100%" draw:border="0%"/>
    <draw:gradient draw:name="Gradient_5f_14" draw:display-name="Gradient_14" draw:style="rectangular" draw:cx="50%" draw:cy="50%" draw:start-color="#724e4e" draw:end-color="#000000" draw:start-intensity="100%" draw:end-intensity="100%" draw:angle="0" draw:border="0%"/>
    <draw:gradient draw:name="Gradient_5f_15" draw:display-name="Gradient_15" draw:style="radial" draw:cx="100%" draw:cy="100%" draw:start-color="#74b7cd" draw:end-color="#8ec5d7" draw:start-intensity="100%" draw:end-intensity="100%" draw:border="0%"/>
    <draw:gradient draw:name="Gradient_5f_16" draw:display-name="Gradient_16" draw:style="rectangular" draw:cx="50%" draw:cy="50%" draw:start-color="#724e4e" draw:end-color="#000000" draw:start-intensity="100%" draw:end-intensity="100%" draw:angle="0" draw:border="0%"/>
    <draw:gradient draw:name="Gradient_5f_17" draw:display-name="Gradient_17" draw:style="radial" draw:cx="100%" draw:cy="100%" draw:start-color="#74b7cd" draw:end-color="#8ec5d7" draw:start-intensity="100%" draw:end-intensity="100%" draw:border="0%"/>
    <draw:gradient draw:name="Gradient_5f_18" draw:display-name="Gradient_18" draw:style="rectangular" draw:cx="50%" draw:cy="50%" draw:start-color="#724e4e" draw:end-color="#000000" draw:start-intensity="100%" draw:end-intensity="100%" draw:angle="0" draw:border="0%"/>
    <draw:gradient draw:name="Gradient_5f_19" draw:display-name="Gradient_19" draw:style="radial" draw:cx="100%" draw:cy="100%" draw:start-color="#74b7cd" draw:end-color="#8ec5d7" draw:start-intensity="100%" draw:end-intensity="100%" draw:border="0%"/>
    <draw:gradient draw:name="Gradient_5f_2" draw:display-name="Gradient_2" draw:style="radial" draw:cx="100%" draw:cy="100%" draw:start-color="#724e4e" draw:end-color="#000000" draw:start-intensity="100%" draw:end-intensity="100%" draw:border="0%"/>
    <draw:gradient draw:name="Gradient_5f_20" draw:display-name="Gradient_20" draw:style="rectangular" draw:cx="50%" draw:cy="50%" draw:start-color="#724e4e" draw:end-color="#000000" draw:start-intensity="100%" draw:end-intensity="100%" draw:angle="0" draw:border="0%"/>
    <draw:gradient draw:name="Gradient_5f_21" draw:display-name="Gradient_21" draw:style="radial" draw:cx="100%" draw:cy="100%" draw:start-color="#74b7cd" draw:end-color="#8ec5d7" draw:start-intensity="100%" draw:end-intensity="100%" draw:border="0%"/>
    <draw:gradient draw:name="Gradient_5f_22" draw:display-name="Gradient_22" draw:style="rectangular" draw:cx="50%" draw:cy="50%" draw:start-color="#724e4e" draw:end-color="#000000" draw:start-intensity="100%" draw:end-intensity="100%" draw:angle="0" draw:border="0%"/>
    <draw:gradient draw:name="Gradient_5f_23" draw:display-name="Gradient_23" draw:style="radial" draw:cx="100%" draw:cy="100%" draw:start-color="#74b7cd" draw:end-color="#8ec5d7" draw:start-intensity="100%" draw:end-intensity="100%" draw:border="0%"/>
    <draw:gradient draw:name="Gradient_5f_24" draw:display-name="Gradient_24" draw:style="rectangular" draw:cx="50%" draw:cy="50%" draw:start-color="#724e4e" draw:end-color="#000000" draw:start-intensity="100%" draw:end-intensity="100%" draw:angle="0" draw:border="0%"/>
    <draw:gradient draw:name="Gradient_5f_25" draw:display-name="Gradient_25" draw:style="rectangular" draw:cx="50%" draw:cy="50%" draw:start-color="#72642a" draw:end-color="#dfd4a8" draw:start-intensity="100%" draw:end-intensity="100%" draw:angle="0" draw:border="0%"/>
    <draw:gradient draw:name="Gradient_5f_26" draw:display-name="Gradient_26" draw:style="radial" draw:cx="100%" draw:cy="100%" draw:start-color="#d87727" draw:end-color="#cab86f" draw:start-intensity="100%" draw:end-intensity="100%" draw:border="0%"/>
    <draw:gradient draw:name="Gradient_5f_27" draw:display-name="Gradient_27" draw:style="radial" draw:cx="100%" draw:cy="100%" draw:start-color="#d87727" draw:end-color="#cab86f" draw:start-intensity="100%" draw:end-intensity="100%" draw:border="0%"/>
    <draw:gradient draw:name="Gradient_5f_28" draw:display-name="Gradient_28" draw:style="radial" draw:cx="100%" draw:cy="100%" draw:start-color="#74b7cd" draw:end-color="#8ec5d7" draw:start-intensity="100%" draw:end-intensity="100%" draw:border="0%"/>
    <draw:gradient draw:name="Gradient_5f_29" draw:display-name="Gradient_29" draw:style="rectangular" draw:cx="50%" draw:cy="50%" draw:start-color="#724e4e" draw:end-color="#000000" draw:start-intensity="100%" draw:end-intensity="100%" draw:angle="0" draw:border="0%"/>
    <draw:gradient draw:name="Gradient_5f_3" draw:display-name="Gradient_3" draw:style="radial" draw:cx="100%" draw:cy="100%" draw:start-color="#74b7cd" draw:end-color="#8ec5d7" draw:start-intensity="100%" draw:end-intensity="100%" draw:border="0%"/>
    <draw:gradient draw:name="Gradient_5f_30" draw:display-name="Gradient_30" draw:style="rectangular" draw:cx="50%" draw:cy="50%" draw:start-color="#72642a" draw:end-color="#dfd4a8" draw:start-intensity="100%" draw:end-intensity="100%" draw:angle="0" draw:border="0%"/>
    <draw:gradient draw:name="Gradient_5f_31" draw:display-name="Gradient_31" draw:style="radial" draw:cx="100%" draw:cy="100%" draw:start-color="#d87727" draw:end-color="#cab86f" draw:start-intensity="100%" draw:end-intensity="100%" draw:border="0%"/>
    <draw:gradient draw:name="Gradient_5f_32" draw:display-name="Gradient_32" draw:style="radial" draw:cx="100%" draw:cy="100%" draw:start-color="#d87727" draw:end-color="#cab86f" draw:start-intensity="100%" draw:end-intensity="100%" draw:border="0%"/>
    <draw:gradient draw:name="Gradient_5f_33" draw:display-name="Gradient_33" draw:style="rectangular" draw:cx="50%" draw:cy="50%" draw:start-color="#72642a" draw:end-color="#dfd4a8" draw:start-intensity="100%" draw:end-intensity="100%" draw:angle="0" draw:border="0%"/>
    <draw:gradient draw:name="Gradient_5f_34" draw:display-name="Gradient_34" draw:style="rectangular" draw:cx="50%" draw:cy="50%" draw:start-color="#72642a" draw:end-color="#dfd4a8" draw:start-intensity="100%" draw:end-intensity="100%" draw:angle="0" draw:border="0%"/>
    <draw:gradient draw:name="Gradient_5f_35" draw:display-name="Gradient_35" draw:style="rectangular" draw:cx="50%" draw:cy="50%" draw:start-color="#72642a" draw:end-color="#dfd4a8" draw:start-intensity="100%" draw:end-intensity="100%" draw:angle="0" draw:border="0%"/>
    <draw:gradient draw:name="Gradient_5f_36" draw:display-name="Gradient_36" draw:style="rectangular" draw:cx="50%" draw:cy="50%" draw:start-color="#72642a" draw:end-color="#dfd4a8" draw:start-intensity="100%" draw:end-intensity="100%" draw:angle="0" draw:border="0%"/>
    <draw:gradient draw:name="Gradient_5f_37" draw:display-name="Gradient_37" draw:style="radial" draw:cx="100%" draw:cy="100%" draw:start-color="#72642a" draw:end-color="#8ec5d7" draw:start-intensity="100%" draw:end-intensity="100%" draw:border="0%"/>
    <draw:gradient draw:name="Gradient_5f_38" draw:display-name="Gradient_38" draw:style="radial" draw:cx="100%" draw:cy="100%" draw:start-color="#72642a" draw:end-color="#8ec5d7" draw:start-intensity="100%" draw:end-intensity="100%" draw:border="0%"/>
    <draw:gradient draw:name="Gradient_5f_39" draw:display-name="Gradient_39" draw:style="radial" draw:cx="100%" draw:cy="100%" draw:start-color="#72642a" draw:end-color="#8ec5d7" draw:start-intensity="100%" draw:end-intensity="100%" draw:border="0%"/>
    <draw:gradient draw:name="Gradient_5f_4" draw:display-name="Gradient_4" draw:style="radial" draw:cx="100%" draw:cy="100%" draw:start-color="#74b7cd" draw:end-color="#8ec5d7" draw:start-intensity="100%" draw:end-intensity="100%" draw:border="0%"/>
    <draw:gradient draw:name="Gradient_5f_40" draw:display-name="Gradient_40" draw:style="radial" draw:cx="100%" draw:cy="100%" draw:start-color="#72642a" draw:end-color="#8ec5d7" draw:start-intensity="100%" draw:end-intensity="100%" draw:border="0%"/>
    <draw:gradient draw:name="Gradient_5f_41" draw:display-name="Gradient_41" draw:style="rectangular" draw:cx="50%" draw:cy="50%" draw:start-color="#26417e" draw:end-color="#acbde5" draw:start-intensity="100%" draw:end-intensity="100%" draw:angle="0" draw:border="0%"/>
    <draw:gradient draw:name="Gradient_5f_42" draw:display-name="Gradient_42" draw:style="rectangular" draw:cx="50%" draw:cy="50%" draw:start-color="#26417e" draw:end-color="#acbde5" draw:start-intensity="100%" draw:end-intensity="100%" draw:angle="0" draw:border="0%"/>
    <draw:gradient draw:name="Gradient_5f_43" draw:display-name="Gradient_43" draw:style="rectangular" draw:cx="50%" draw:cy="50%" draw:start-color="#26417e" draw:end-color="#acbde5" draw:start-intensity="100%" draw:end-intensity="100%" draw:angle="0" draw:border="0%"/>
    <draw:gradient draw:name="Gradient_5f_44" draw:display-name="Gradient_44" draw:style="rectangular" draw:cx="50%" draw:cy="50%" draw:start-color="#26417e" draw:end-color="#acbde5" draw:start-intensity="100%" draw:end-intensity="100%" draw:angle="0" draw:border="0%"/>
    <draw:gradient draw:name="Gradient_5f_45" draw:display-name="Gradient_45" draw:style="radial" draw:cx="100%" draw:cy="100%" draw:start-color="#74b7cd" draw:end-color="#8ec5d7" draw:start-intensity="100%" draw:end-intensity="100%" draw:border="0%"/>
    <draw:gradient draw:name="Gradient_5f_46" draw:display-name="Gradient_46" draw:style="radial" draw:cx="100%" draw:cy="100%" draw:start-color="#26417e" draw:end-color="#525056" draw:start-intensity="100%" draw:end-intensity="100%" draw:border="0%"/>
    <draw:gradient draw:name="Gradient_5f_47" draw:display-name="Gradient_47" draw:style="radial" draw:cx="100%" draw:cy="100%" draw:start-color="#26417e" draw:end-color="#525056" draw:start-intensity="100%" draw:end-intensity="100%" draw:border="0%"/>
    <draw:gradient draw:name="Gradient_5f_48" draw:display-name="Gradient_48" draw:style="radial" draw:cx="100%" draw:cy="100%" draw:start-color="#cab86f" draw:end-color="#8ec5d7" draw:start-intensity="100%" draw:end-intensity="100%" draw:border="0%"/>
    <draw:gradient draw:name="Gradient_5f_5" draw:display-name="Gradient_5" draw:style="radial" draw:cx="100%" draw:cy="100%" draw:start-color="#cab86f" draw:end-color="#8ec5d7" draw:start-intensity="100%" draw:end-intensity="100%" draw:border="0%"/>
    <draw:gradient draw:name="Gradient_5f_6" draw:display-name="Gradient_6" draw:style="radial" draw:cx="100%" draw:cy="100%" draw:start-color="#26417e" draw:end-color="#525056" draw:start-intensity="100%" draw:end-intensity="100%" draw:border="0%"/>
    <draw:gradient draw:name="Gradient_5f_7" draw:display-name="Gradient_7" draw:style="rectangular" draw:cx="50%" draw:cy="50%" draw:start-color="#724e4e" draw:end-color="#000000" draw:start-intensity="100%" draw:end-intensity="100%" draw:angle="0" draw:border="0%"/>
    <draw:gradient draw:name="Gradient_5f_8" draw:display-name="Gradient_8" draw:style="rectangular" draw:cx="50%" draw:cy="50%" draw:start-color="#724e4e" draw:end-color="#000000" draw:start-intensity="100%" draw:end-intensity="100%" draw:angle="0" draw:border="0%"/>
    <draw:gradient draw:name="Gradient_5f_9" draw:display-name="Gradient_9" draw:style="radial" draw:cx="100%" draw:cy="100%" draw:start-color="#74b7cd" draw:end-color="#8ec5d7" draw:start-intensity="100%" draw:end-intensity="100%" draw:border="0%"/>
    <draw:opacity draw:name="Transparency_5f_1" draw:display-name="Transparency_1" draw:style="radial" draw:cx="100%" draw:cy="100%" draw:start="90%" draw:end="90%" draw:border="0%"/>
    <draw:opacity draw:name="Transparency_5f_10" draw:display-name="Transparency_10" draw:style="rectangular" draw:cx="50%" draw:cy="50%" draw:start="95%" draw:end="95%" draw:angle="0" draw:border="0%"/>
    <draw:opacity draw:name="Transparency_5f_11" draw:display-name="Transparency_11" draw:style="radial" draw:cx="100%" draw:cy="100%" draw:start="65%" draw:end="65%" draw:border="0%"/>
    <draw:opacity draw:name="Transparency_5f_12" draw:display-name="Transparency_12" draw:style="rectangular" draw:cx="50%" draw:cy="50%" draw:start="95%" draw:end="95%" draw:angle="0" draw:border="0%"/>
    <draw:opacity draw:name="Transparency_5f_13" draw:display-name="Transparency_13" draw:style="radial" draw:cx="100%" draw:cy="100%" draw:start="65%" draw:end="65%" draw:border="0%"/>
    <draw:opacity draw:name="Transparency_5f_14" draw:display-name="Transparency_14" draw:style="rectangular" draw:cx="50%" draw:cy="50%" draw:start="95%" draw:end="95%" draw:angle="0" draw:border="0%"/>
    <draw:opacity draw:name="Transparency_5f_15" draw:display-name="Transparency_15" draw:style="radial" draw:cx="100%" draw:cy="100%" draw:start="65%" draw:end="65%" draw:border="0%"/>
    <draw:opacity draw:name="Transparency_5f_16" draw:display-name="Transparency_16" draw:style="rectangular" draw:cx="50%" draw:cy="50%" draw:start="95%" draw:end="95%" draw:angle="0" draw:border="0%"/>
    <draw:opacity draw:name="Transparency_5f_17" draw:display-name="Transparency_17" draw:style="radial" draw:cx="100%" draw:cy="100%" draw:start="65%" draw:end="65%" draw:border="0%"/>
    <draw:opacity draw:name="Transparency_5f_18" draw:display-name="Transparency_18" draw:style="rectangular" draw:cx="50%" draw:cy="50%" draw:start="95%" draw:end="95%" draw:angle="0" draw:border="0%"/>
    <draw:opacity draw:name="Transparency_5f_19" draw:display-name="Transparency_19" draw:style="radial" draw:cx="100%" draw:cy="100%" draw:start="65%" draw:end="65%" draw:border="0%"/>
    <draw:opacity draw:name="Transparency_5f_2" draw:display-name="Transparency_2" draw:style="radial" draw:cx="100%" draw:cy="100%" draw:start="90%" draw:end="90%" draw:border="0%"/>
    <draw:opacity draw:name="Transparency_5f_20" draw:display-name="Transparency_20" draw:style="rectangular" draw:cx="50%" draw:cy="50%" draw:start="95%" draw:end="95%" draw:angle="0" draw:border="0%"/>
    <draw:opacity draw:name="Transparency_5f_21" draw:display-name="Transparency_21" draw:style="radial" draw:cx="100%" draw:cy="100%" draw:start="65%" draw:end="65%" draw:border="0%"/>
    <draw:opacity draw:name="Transparency_5f_22" draw:display-name="Transparency_22" draw:style="rectangular" draw:cx="50%" draw:cy="50%" draw:start="95%" draw:end="95%" draw:angle="0" draw:border="0%"/>
    <draw:opacity draw:name="Transparency_5f_23" draw:display-name="Transparency_23" draw:style="radial" draw:cx="100%" draw:cy="100%" draw:start="65%" draw:end="65%" draw:border="0%"/>
    <draw:opacity draw:name="Transparency_5f_24" draw:display-name="Transparency_24" draw:style="rectangular" draw:cx="50%" draw:cy="50%" draw:start="95%" draw:end="95%" draw:angle="0" draw:border="0%"/>
    <draw:opacity draw:name="Transparency_5f_25" draw:display-name="Transparency_25" draw:style="rectangular" draw:cx="50%" draw:cy="50%" draw:start="90%" draw:end="90%" draw:angle="0" draw:border="0%"/>
    <draw:opacity draw:name="Transparency_5f_28" draw:display-name="Transparency_28" draw:style="radial" draw:cx="100%" draw:cy="100%" draw:start="65%" draw:end="65%" draw:border="0%"/>
    <draw:opacity draw:name="Transparency_5f_29" draw:display-name="Transparency_29" draw:style="rectangular" draw:cx="50%" draw:cy="50%" draw:start="95%" draw:end="95%" draw:angle="0" draw:border="0%"/>
    <draw:opacity draw:name="Transparency_5f_3" draw:display-name="Transparency_3" draw:style="radial" draw:cx="100%" draw:cy="100%" draw:start="65%" draw:end="65%" draw:border="0%"/>
    <draw:opacity draw:name="Transparency_5f_30" draw:display-name="Transparency_30" draw:style="rectangular" draw:cx="50%" draw:cy="50%" draw:start="90%" draw:end="90%" draw:angle="0" draw:border="0%"/>
    <draw:opacity draw:name="Transparency_5f_33" draw:display-name="Transparency_33" draw:style="rectangular" draw:cx="50%" draw:cy="50%" draw:start="90%" draw:end="90%" draw:angle="0" draw:border="0%"/>
    <draw:opacity draw:name="Transparency_5f_34" draw:display-name="Transparency_34" draw:style="rectangular" draw:cx="50%" draw:cy="50%" draw:start="90%" draw:end="90%" draw:angle="0" draw:border="0%"/>
    <draw:opacity draw:name="Transparency_5f_35" draw:display-name="Transparency_35" draw:style="rectangular" draw:cx="50%" draw:cy="50%" draw:start="90%" draw:end="90%" draw:angle="0" draw:border="0%"/>
    <draw:opacity draw:name="Transparency_5f_36" draw:display-name="Transparency_36" draw:style="rectangular" draw:cx="50%" draw:cy="50%" draw:start="90%" draw:end="90%" draw:angle="0" draw:border="0%"/>
    <draw:opacity draw:name="Transparency_5f_37" draw:display-name="Transparency_37" draw:style="radial" draw:cx="100%" draw:cy="100%" draw:start="95%" draw:end="95%" draw:border="0%"/>
    <draw:opacity draw:name="Transparency_5f_38" draw:display-name="Transparency_38" draw:style="radial" draw:cx="100%" draw:cy="100%" draw:start="95%" draw:end="95%" draw:border="0%"/>
    <draw:opacity draw:name="Transparency_5f_39" draw:display-name="Transparency_39" draw:style="radial" draw:cx="100%" draw:cy="100%" draw:start="95%" draw:end="95%" draw:border="0%"/>
    <draw:opacity draw:name="Transparency_5f_4" draw:display-name="Transparency_4" draw:style="radial" draw:cx="100%" draw:cy="100%" draw:start="65%" draw:end="65%" draw:border="0%"/>
    <draw:opacity draw:name="Transparency_5f_40" draw:display-name="Transparency_40" draw:style="radial" draw:cx="100%" draw:cy="100%" draw:start="95%" draw:end="95%" draw:border="0%"/>
    <draw:opacity draw:name="Transparency_5f_41" draw:display-name="Transparency_41" draw:style="rectangular" draw:cx="50%" draw:cy="50%" draw:start="90%" draw:end="90%" draw:angle="0" draw:border="0%"/>
    <draw:opacity draw:name="Transparency_5f_42" draw:display-name="Transparency_42" draw:style="rectangular" draw:cx="50%" draw:cy="50%" draw:start="90%" draw:end="90%" draw:angle="0" draw:border="0%"/>
    <draw:opacity draw:name="Transparency_5f_43" draw:display-name="Transparency_43" draw:style="rectangular" draw:cx="50%" draw:cy="50%" draw:start="90%" draw:end="90%" draw:angle="0" draw:border="0%"/>
    <draw:opacity draw:name="Transparency_5f_44" draw:display-name="Transparency_44" draw:style="rectangular" draw:cx="50%" draw:cy="50%" draw:start="90%" draw:end="90%" draw:angle="0" draw:border="0%"/>
    <draw:opacity draw:name="Transparency_5f_45" draw:display-name="Transparency_45" draw:style="radial" draw:cx="100%" draw:cy="100%" draw:start="65%" draw:end="65%" draw:border="0%"/>
    <draw:opacity draw:name="Transparency_5f_46" draw:display-name="Transparency_46" draw:style="radial" draw:cx="100%" draw:cy="100%" draw:start="90%" draw:end="90%" draw:border="0%"/>
    <draw:opacity draw:name="Transparency_5f_47" draw:display-name="Transparency_47" draw:style="radial" draw:cx="100%" draw:cy="100%" draw:start="90%" draw:end="90%" draw:border="0%"/>
    <draw:opacity draw:name="Transparency_5f_48" draw:display-name="Transparency_48" draw:style="radial" draw:cx="100%" draw:cy="100%" draw:start="65%" draw:end="65%" draw:border="0%"/>
    <draw:opacity draw:name="Transparency_5f_5" draw:display-name="Transparency_5" draw:style="radial" draw:cx="100%" draw:cy="100%" draw:start="65%" draw:end="65%" draw:border="0%"/>
    <draw:opacity draw:name="Transparency_5f_6" draw:display-name="Transparency_6" draw:style="radial" draw:cx="100%" draw:cy="100%" draw:start="80%" draw:end="80%" draw:border="0%"/>
    <draw:opacity draw:name="Transparency_5f_7" draw:display-name="Transparency_7" draw:style="rectangular" draw:cx="50%" draw:cy="50%" draw:start="95%" draw:end="95%" draw:angle="0" draw:border="0%"/>
    <draw:opacity draw:name="Transparency_5f_8" draw:display-name="Transparency_8" draw:style="rectangular" draw:cx="50%" draw:cy="50%" draw:start="95%" draw:end="95%" draw:angle="0" draw:border="0%"/>
    <draw:opacity draw:name="Transparency_5f_9" draw:display-name="Transparency_9" draw:style="radial" draw:cx="100%" draw:cy="100%" draw:start="65%" draw:end="65%" draw:border="0%"/>
    <draw:marker draw:name="Arrow" svg:viewBox="0 0 20 30" svg:d="M10 0l-10 30h20z"/>
    <draw:stroke-dash draw:name="Dash_5f_1" draw:display-name="Dash_1" draw:style="rect" draw:dots1="1" draw:dots1-length="600%" draw:dots2="1" draw:dots2-length="600%" draw:distance="300%"/>
    <draw:stroke-dash draw:name="Dash_5f_2" draw:display-name="Dash_2" draw:style="rect" draw:dots1="1" draw:dots1-length="600%" draw:dots2="1" draw:dots2-length="600%" draw:distance="300%"/>
    <draw:stroke-dash draw:name="Dash_5f_3" draw:display-name="Dash_3" draw:style="rect" draw:dots1="1" draw:dots1-length="600%" draw:dots2="1" draw:dots2-length="600%" draw:distance="300%"/>
    <draw:stroke-dash draw:name="Dash_5f_4" draw:display-name="Dash_4" draw:style="rect" draw:dots1="1" draw:dots1-length="600%" draw:dots2="1" draw:dots2-length="600%" draw:distance="300%"/>
    <draw:stroke-dash draw:name="Dash_5f_5" draw:display-name="Dash_5" draw:style="rect" draw:dots1="1" draw:dots1-length="600%" draw:dots2="1" draw:dots2-length="600%" draw:distance="300%"/>
    <draw:stroke-dash draw:name="Dash_5f_6" draw:display-name="Dash_6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138cm" fo:page-height="24.2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13T21:08:50.299662110</dc:date>
    <meta:document-statistic meta:object-count="249"/>
    <meta:generator>LibreOffice/4.2.8.2$Linux_X86_64 LibreOffice_project/420m0$Build-2</meta:generator>
  </office:meta>
</office:document-meta>
</file>